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FreeSerif" svg:font-family="FreeSerif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996cm" table:align="left" style:writing-mode="lr-tb"/>
    </style:style>
    <style:style style:name="Table1.A" style:family="table-column">
      <style:table-column-properties style:column-width="3.496cm"/>
    </style:style>
    <style:style style:name="Table1.B" style:family="table-column">
      <style:table-column-properties style:column-width="2.623cm"/>
    </style:style>
    <style:style style:name="Table1.C" style:family="table-column">
      <style:table-column-properties style:column-width="3.512cm"/>
    </style:style>
    <style:style style:name="Table1.D" style:family="table-column">
      <style:table-column-properties style:column-width="4.366cm"/>
    </style:style>
    <style:style style:name="P1" style:family="paragraph" style:parent-style-name="Основной_20_текст_20_с_20_отступом_20_31">
      <style:paragraph-properties fo:margin-left="1.27cm" fo:margin-right="0cm" fo:text-indent="0cm" style:auto-text-indent="false">
        <style:tab-stops>
          <style:tab-stop style:position="2.54cm"/>
        </style:tab-stops>
      </style:paragraph-properties>
      <style:text-properties fo:font-size="12pt"/>
    </style:style>
    <style:style style:name="P2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3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/>
    </style:style>
    <style:style style:name="P5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17b09" officeooo:paragraph-rsid="00017b09" style:font-weight-asian="bold" style:font-weight-complex="bold"/>
    </style:style>
    <style:style style:name="P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17b09"/>
    </style:style>
    <style:style style:name="P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291f0"/>
    </style:style>
    <style:style style:name="P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/>
    </style:style>
    <style:style style:name="P10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17b09" officeooo:paragraph-rsid="00017b09"/>
    </style:style>
    <style:style style:name="P11" style:family="paragraph" style:parent-style-name="Основной_20_текст_20_с_20_отступом_20_31">
      <style:paragraph-properties fo:margin-left="0cm" fo:margin-right="0cm" fo:text-indent="0cm" style:auto-text-indent="false"/>
      <style:text-properties fo:font-size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/>
    </style:style>
    <style:style style:name="P15" style:family="paragraph" style:parent-style-name="Standard">
      <style:text-properties fo:font-weight="bold"/>
    </style:style>
    <style:style style:name="P16" style:family="paragraph" style:parent-style-name="Standard">
      <style:text-properties fo:font-weight="bold" officeooo:paragraph-rsid="00056ee6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text-align="center" style:justify-single-word="false"/>
      <style:text-properties fo:font-size="20pt"/>
    </style:style>
    <style:style style:name="P20" style:family="paragraph" style:parent-style-name="Standard">
      <style:text-properties fo:color="#000000" style:font-name="Courier New" fo:font-size="10pt"/>
    </style:style>
    <style:style style:name="P21" style:family="paragraph" style:parent-style-name="Standard">
      <style:text-properties fo:color="#000000" style:font-name="Courier New" fo:font-size="10pt" style:font-size-asian="10pt" style:font-size-complex="10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text-align="center" style:justify-single-word="false" fo:break-before="page"/>
    </style:style>
    <style:style style:name="P24" style:family="paragraph" style:parent-style-name="Standard">
      <style:paragraph-properties fo:break-before="page"/>
      <style:text-properties officeooo:rsid="00056ee6" officeooo:paragraph-rsid="00056ee6"/>
    </style:style>
    <style:style style:name="P25" style:family="paragraph" style:parent-style-name="Основной_20_текст_20_21">
      <style:paragraph-properties fo:margin-left="2.498cm" fo:margin-right="0cm" fo:line-height="87%" fo:text-indent="0cm" style:auto-text-indent="false"/>
    </style:style>
    <style:style style:name="P26" style:family="paragraph" style:parent-style-name="Основной_20_текст_20_21">
      <style:paragraph-properties fo:margin-left="2.498cm" fo:margin-right="0cm" fo:line-height="87%" fo:text-align="start" style:justify-single-word="false" fo:text-indent="0cm" style:auto-text-indent="false"/>
    </style:style>
    <style:style style:name="P27" style:family="paragraph" style:parent-style-name="Standard">
      <style:paragraph-properties fo:margin-left="4.05cm" fo:margin-right="0cm" fo:line-height="87%" fo:text-align="justify" style:justify-single-word="false" fo:text-indent="0cm" style:auto-text-indent="false">
        <style:tab-stops>
          <style:tab-stop style:position="4.685cm"/>
        </style:tab-stops>
      </style:paragraph-properties>
    </style:style>
    <style:style style:name="P28" style:family="paragraph" style:parent-style-name="Standard">
      <style:paragraph-properties fo:margin-left="7.493cm" fo:margin-right="0cm" fo:text-indent="1.249cm" style:auto-text-indent="false"/>
    </style:style>
    <style:style style:name="P29" style:family="paragraph" style:parent-style-name="Standard">
      <style:paragraph-properties fo:margin-left="8.742cm" fo:margin-right="0cm" fo:text-indent="0cm" style:auto-text-indent="false"/>
    </style:style>
    <style:style style:name="P30" style:family="paragraph" style:parent-style-name="Standard">
      <style:text-properties officeooo:paragraph-rsid="00091b9d"/>
    </style:style>
    <style:style style:name="P31" style:family="paragraph" style:parent-style-name="Standard">
      <style:text-properties officeooo:paragraph-rsid="0009a413"/>
    </style:style>
    <style:style style:name="P32" style:family="paragraph" style:parent-style-name="Standard" style:list-style-name="L1">
      <style:paragraph-properties fo:margin-left="1.27cm" fo:margin-right="0cm" fo:line-height="87%" fo:text-align="start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33" style:family="paragraph" style:parent-style-name="Standard" style:list-style-name="L4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34" style:family="paragraph" style:parent-style-name="Standard" style:list-style-name="L5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fo:font-size="12pt" fo:language="ru" fo:country="RU"/>
    </style:style>
    <style:style style:name="P35" style:family="paragraph" style:parent-style-name="Standard" style:list-style-name="L3">
      <style:paragraph-properties fo:margin-left="1.27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</style:style>
    <style:style style:name="P36" style:family="paragraph" style:parent-style-name="Standard" style:list-style-name="L2">
      <style:paragraph-properties fo:margin-left="2.923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3.558cm"/>
        </style:tab-stops>
      </style:paragraph-properties>
      <style:text-properties fo:font-size="12pt" fo:language="ru" fo:country="RU"/>
    </style:style>
    <style:style style:name="P37" style:family="paragraph" style:parent-style-name="Standard" style:list-style-name="L2">
      <style:paragraph-properties fo:margin-left="4.05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4.685cm"/>
        </style:tab-stops>
      </style:paragraph-properties>
      <style:text-properties fo:font-size="12pt" fo:language="ru" fo:country="RU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fo:font-weight="bold" style:font-size-asian="10pt" style:font-weight-asian="bold"/>
    </style:style>
    <style:style style:name="P40" style:family="paragraph" style:parent-style-name="Standard">
      <style:paragraph-properties fo:margin-left="0cm" fo:margin-right="0cm" fo:line-height="87%" fo:text-align="justify" style:justify-single-word="false" fo:orphans="2" fo:widows="2" fo:text-indent="0cm" style:auto-text-indent="false" style:writing-mode="lr-tb">
        <style:tab-stops>
          <style:tab-stop style:position="2.54cm"/>
        </style:tab-stops>
      </style:paragraph-properties>
      <style:text-properties officeooo:paragraph-rsid="00091b9d"/>
    </style:style>
    <style:style style:name="P41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42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paragraph-rsid="0007aa9f"/>
    </style:style>
    <style:style style:name="P43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officeooo:rsid="0007aa9f" officeooo:paragraph-rsid="0007aa9f"/>
    </style:style>
    <style:style style:name="P44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officeooo:rsid="0007aa9f" officeooo:paragraph-rsid="0007aa9f" style:font-weight-asian="bold" style:font-weight-complex="bold"/>
    </style:style>
    <style:style style:name="P45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officeooo:paragraph-rsid="0007aa9f"/>
    </style:style>
    <style:style style:name="P46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7aa9f" officeooo:paragraph-rsid="0007aa9f" style:font-style-asian="italic" style:font-style-complex="italic"/>
    </style:style>
    <style:style style:name="P4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officeooo:rsid="00091b9d" officeooo:paragraph-rsid="00091b9d" style:font-style-asian="italic" style:font-style-complex="italic"/>
    </style:style>
    <style:style style:name="P4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7aa9f" officeooo:paragraph-rsid="0007aa9f" style:font-style-asian="normal" style:font-style-complex="normal"/>
    </style:style>
    <style:style style:name="P4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normal" officeooo:rsid="00091b9d" officeooo:paragraph-rsid="00091b9d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size-asian="10pt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17b09" style:font-style-asian="italic" style:font-style-complex="italic"/>
    </style:style>
    <style:style style:name="T9" style:family="text">
      <style:text-properties fo:font-size="12pt" fo:language="ru" fo:country="RU"/>
    </style:style>
    <style:style style:name="T10" style:family="text">
      <style:text-properties fo:font-size="12pt" fo:language="ru" fo:country="RU" officeooo:rsid="000144b8"/>
    </style:style>
    <style:style style:name="T11" style:family="text">
      <style:text-properties fo:font-size="12pt" fo:language="ru" fo:country="RU" officeooo:rsid="00091b9d"/>
    </style:style>
    <style:style style:name="T12" style:family="text">
      <style:text-properties fo:font-size="12pt" fo:language="ru" fo:country="RU" officeooo:rsid="0009a413"/>
    </style:style>
    <style:style style:name="T13" style:family="text">
      <style:text-properties officeooo:rsid="000144b8"/>
    </style:style>
    <style:style style:name="T14" style:family="text">
      <style:text-properties officeooo:rsid="00017b09"/>
    </style:style>
    <style:style style:name="T15" style:family="text">
      <style:text-properties officeooo:rsid="0001adca"/>
    </style:style>
    <style:style style:name="T16" style:family="text">
      <style:text-properties officeooo:rsid="000291f0"/>
    </style:style>
    <style:style style:name="T17" style:family="text">
      <style:text-properties officeooo:rsid="00036b59"/>
    </style:style>
    <style:style style:name="T18" style:family="text">
      <style:text-properties officeooo:rsid="00048665"/>
    </style:style>
    <style:style style:name="T19" style:family="text">
      <style:text-properties style:font-size-asian="10pt"/>
    </style:style>
    <style:style style:name="T20" style:family="text">
      <style:text-properties fo:font-size="10pt" fo:font-weight="bold" style:font-size-asian="10pt" style:font-weight-asian="bold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style:text-underline-style="solid" style:text-underline-width="auto" style:text-underline-color="font-color" fo:font-weight="bold" style:font-size-asian="10pt" style:font-weight-asian="bold"/>
    </style:style>
    <style:style style:name="T23" style:family="text">
      <style:text-properties fo:font-size="10pt" style:text-underline-style="solid" style:text-underline-width="auto" style:text-underline-color="font-color" style:font-size-asian="10pt"/>
    </style:style>
    <style:style style:name="T24" style:family="text">
      <style:text-properties officeooo:rsid="00056ee6"/>
    </style:style>
    <style:style style:name="T25" style:family="text">
      <style:text-properties officeooo:rsid="0007aa9f"/>
    </style:style>
    <style:style style:name="T26" style:family="text">
      <style:text-properties officeooo:rsid="00091b9d"/>
    </style:style>
    <style:style style:name="T27" style:family="text">
      <style:text-properties officeooo:rsid="0009a413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>
        <style:list-level-properties text:min-label-width="1.27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/>
        <text:p text:style-name="Standard"/>
        <text:p text:style-name="P17">НОВОСИБИРСКИЙ ГОСУДАРСТВЕННЫЙ ТЕХНИЧЕСКИЙ УНИВЕРСИТЕТ</text:p>
        <text:p text:style-name="Standard"/>
        <text:p text:style-name="Standard"/>
        <text:p text:style-name="Standard"/>
        <text:p text:style-name="P17">Кафедра ВТ</text:p>
        <text:p text:style-name="Standard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9">«Структуры и алгоритмы обработки данных»</text:p>
        <text:p text:style-name="Standard"/>
        <text:p text:style-name="P17">Пояснительная записка к контрольной работе</text:p>
        <text:p text:style-name="P17">«Коллекция данных - список»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8">Выполнил:</text:p>
        <text:p text:style-name="P29">студент гр. ЗАП-933 Лутохин Г.Н. </text:p>
        <text:p text:style-name="P28">шифр 134464479</text:p>
        <text:p text:style-name="P28">вариант задания 1</text:p>
        <text:p text:style-name="Standard"/>
        <text:p text:style-name="Standard"/>
        <text:p text:style-name="Standard"/>
        <text:p text:style-name="Standard"/>
        <text:p text:style-name="P28">Дата сдачи:</text:p>
        <text:p text:style-name="P28">Отметка о зачете: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7">Новосибирск</text:p>
        <text:p text:style-name="P17">2014</text:p>
        <text:p text:style-name="Standard"/>
        <text:p text:style-name="P22"><text:span text:style-name="T1">Цель работы</text:span>: Освоение технологии реализации позиционных, линейных коллекций на примере АТД «Список». Освоение методики тестирования трудоёмкости реализации коллекций. </text:p>
        <text:p text:style-name="Standard"/>
        <text:p text:style-name="Standard">Структура данных: односвязный список, на базе массива с индексными указателями.</text:p>
        <text:p text:style-name="Standard"/>
        <text:p text:style-name="P15">Задание:</text:p>
        <text:list xml:id="list4766036610020933981" text:style-name="L1">
          <text:list-header>
            <text:p text:style-name="P32"><text:span text:style-name="T13">1.<text:tab/></text:span>Спроектировать, реализовать и провести тестовые испытания АТД «Список» для коллекции, содержащей данные произвольного типа. Тип данных задается клиентской программой.<text:line-break/></text:p>
          </text:list-header>
        </text:list>
        <text:p text:style-name="P26">АТД «Список» представляет собой позиционно-ориентированную, линейную последовательность с доступом к элементам по номеру позиции или по значению.<text:line-break/></text:p>
        <text:p text:style-name="P25">Интерфейс АТД «Список» включает <text:s/>следующие операции:</text:p>
        <text:list xml:id="list3765871378205662917" text:style-name="L2">
          <text:list-item>
            <text:p text:style-name="P36">опрос размера списка; </text:p>
          </text:list-item>
          <text:list-item>
            <text:p text:style-name="P36">очистка списка;</text:p>
          </text:list-item>
          <text:list-item>
            <text:p text:style-name="P36">проверка списка на пустоту;</text:p>
          </text:list-item>
          <text:list-item>
            <text:p text:style-name="P36">опрос наличия заданного значения;</text:p>
          </text:list-item>
          <text:list-item>
            <text:p text:style-name="P36">чтение значения с заданным номером в списке;</text:p>
          </text:list-item>
          <text:list-item>
            <text:p text:style-name="P36">изменение значения с заданным номером в списке;</text:p>
          </text:list-item>
          <text:list-item>
            <text:p text:style-name="P36">получение позиции в списке с заданным значением;</text:p>
          </text:list-item>
          <text:list-item>
            <text:p text:style-name="P36">включение нового значения;</text:p>
          </text:list-item>
          <text:list-item>
            <text:p text:style-name="P36">включение нового значения в позицию с заданным номером;</text:p>
          </text:list-item>
          <text:list-item>
            <text:p text:style-name="P36">удаление заданного значения из списка;</text:p>
          </text:list-item>
          <text:list-item>
            <text:p text:style-name="P36">удаление значения из позиции с заданным номером;</text:p>
          </text:list-item>
          <text:list-item>
            <text:p text:style-name="P36">итератор для доступа к значениям в списке с основными операциями:</text:p>
          </text:list-item>
          <text:list-item>
            <text:p text:style-name="P37">установка на первое значение в списке,</text:p>
          </text:list-item>
          <text:list-item>
            <text:p text:style-name="P37">переход к следующему значению в списке,</text:p>
          </text:list-item>
          <text:list-item>
            <text:p text:style-name="P37">проверка состояния итератора,</text:p>
          </text:list-item>
          <text:list-item>
            <text:p text:style-name="P37">доступ по чтению и записи к текущему значению.</text:p>
          </text:list-item>
        </text:list>
        <text:p text:style-name="P27"/>
        <text:p text:style-name="P25">Для тестирования эффективности операций интерфейс АТД «Список» включает дополнительную операцию – опрос числа элементов списка, просмотренных операцией.</text:p>
        <text:p text:style-name="P25"/>
        <text:list xml:id="list7950392377696444554" text:style-name="L3">
          <text:list-header>
            <text:p text:style-name="P35"><text:span text:style-name="T10">2.<text:tab/></text:span><text:span text:style-name="T9">Выполнить отладку и тестирование всех операций АТД «Список» и итератора с помощью меню операций. </text:span></text:p>
          </text:list-header>
        </text:list>
        <text:p text:style-name="P1"/>
        <text:list xml:id="list5096939941367403978" text:style-name="L4">
          <text:list-header>
            <text:p text:style-name="P33"><text:span text:style-name="T13">3.<text:tab/></text:span>Выполнить тестирование средней трудоемкости операций поиска значения в списке, вставки значения в указанную позицию, удаления значения из указанной позиции.</text:p>
          </text:list-header>
        </text:list>
        <text:p text:style-name="P11"/>
        <text:p text:style-name="P1"/>
        <text:list xml:id="list3074797834262271950" text:style-name="L5">
          <text:list-header>
            <text:p text:style-name="P34"><text:span text:style-name="T13">4.<text:tab/></text:span>Составить отчет по контрольной работе.</text:p>
          </text:list-header>
        </text:list>
        <text:p text:style-name="P2"/>
        <text:p text:style-name="P2"/>
        <text:p text:style-name="P45"><text:span text:style-name="T1">Формат АТД</text:span></text:p>
        <text:p text:style-name="P45">Шаблон коллекции данных на базе односвязного списка с данными указанного типа T. При создании список не имеет данных. Максимальный размер списка указывается при создании списка. Операция индексирования списка выполняет проверку соответствия индекса текущему размеру массива cur<text:span text:style-name="T4">rent</text:span>_size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3">Параметры:</text:p>
        <text:p text:style-name="P7"><text:tab/><text:span text:style-name="T5">curent</text:span><text:span text:style-name="T6">_</text:span><text:span text:style-name="T5">size</text:span> – <text:span text:style-name="T14">текущий рамер списка</text:span></text:p>
        <text:p text:style-name="P7"><text:tab/><text:span text:style-name="T8">storage_size</text:span><text:span text:style-name="T14"> — максимальный размер списка</text:span><text:line-break/></text:p>
        <text:p text:style-name="P5">Структура данных:</text:p>
        <text:p text:style-name="P10"><text:tab/><text:span text:style-name="T7">T *arr</text:span> — массив элементов указанного типа T</text:p>
        <text:p text:style-name="P10"><text:tab/><text:span text:style-name="T7">size_t *index_arr</text:span> — массив указателей на индексы следующих и </text:p>
        <text:p text:style-name="P10"><text:tab/><text:tab/><text:tab/><text:tab/><text:tab/>свободных элементов</text:p>
        <text:p text:style-name="P10"/>
        <text:p text:style-name="P4">Операции:</text:p>
        <text:p text:style-name="P9">Конструктор</text:p>
        <text:p text:style-name="P6"><text:tab/>Вход: <text:span text:style-name="T15">максимальный размер структуры</text:span></text:p>
        <text:p text:style-name="P6"><text:tab/>Процесс: <text:span text:style-name="T15">создание массива с данными, создание массива с указателями, проводится инициализация массива индексных указателей</text:span></text:p>
        <text:p text:style-name="P6"><text:tab/>Постусловия: <text:span text:style-name="T16">создан пустой</text:span> экземпляр класса «Список»</text:p>
        <text:p text:style-name="P9">Опрос размера списка</text:p>
        <text:p text:style-name="P6"><text:tab/>Вход: нет</text:p>
        <text:p text:style-name="P6"><text:tab/>Предусловия: нет</text:p>
        <text:p text:style-name="P6"><text:tab/>Процесс: чтение текущего размера <text:span text:style-name="T4">curent</text:span>_<text:span text:style-name="T4">size</text:span></text:p>
        <text:p text:style-name="P6"><text:tab/>Выход: текущий размер списка <text:span text:style-name="T4">curent</text:span>_<text:span text:style-name="T4">size</text:span></text:p>
        <text:p text:style-name="P6"><text:tab/>Постусловия: нет</text:p>
        <text:p text:style-name="P9">Операция индексирования</text:p>
        <text:p text:style-name="P6"><text:tab/>Вход: значение индекса <text:span text:style-name="T4">i</text:span></text:p>
        <text:p text:style-name="P6"><text:span text:style-name="T4"><text:tab/></text:span>Предусловия: 0 &lt;= <text:span text:style-name="T4">i</text:span> &lt; <text:span text:style-name="T4">curent</text:span>_<text:span text:style-name="T4">size</text:span></text:p>
        <text:p text:style-name="P8"><text:tab/>Процесс: переход по элементам списка, </text:p>
        <text:p text:style-name="P8"><text:tab/>Выход: <text:span text:style-name="T17">элемент списка по заданному индексу</text:span></text:p>
        <text:p text:style-name="P6"><text:tab/>Постусловия: генерация сообщения об ошибке при невыполнении предусловия</text:p>
        <text:p text:style-name="P9">Изменение вставка элемента списка в конец</text:p>
        <text:p text:style-name="P6"><text:tab/>Вход: значение элемента списка</text:p>
        <text:p text:style-name="P6"><text:tab/>Предусловия: нет</text:p>
        <text:p text:style-name="P6"><text:tab/>Процесс: выделение памяти для еще одного элемента списка, установка его <text:line-break/> <text:s text:c="21"/>указателей, корректировка указателя «следующий» предыдущего элемента <text:line-break/> <text:s text:c="21"/>списка, корректировка указателя на последний элемент списка, изменение <text:line-break/> <text:s text:c="21"/>размера списка на 1.</text:p>
        <text:p text:style-name="P6"><text:tab/>Выход: нет.</text:p>
        <text:p text:style-name="P6"><text:tab/>Постусловия: список содержит <text:span text:style-name="T4">current</text:span>_<text:span text:style-name="T4">size</text:span> элементов.</text:p>
        <text:p text:style-name="P9">Поиск индекса элемента списка по значению</text:p>
        <text:p text:style-name="P6"><text:tab/>Вход: значение заданного типа <text:span text:style-name="T4">T</text:span></text:p>
        <text:p text:style-name="P6"><text:tab/>Предусловия: нет</text:p>
        <text:p text:style-name="P6"><text:tab/>Процесс: в списке происходит поиск с первого элемента с искомым значением</text:p>
        <text:p text:style-name="P6"><text:tab/>Выход: индекс элемента в списке если такой элемент найден, -1 если элемент не<text:line-break/> <text:s text:c="21"/>найден</text:p>
        <text:p text:style-name="P6"><text:tab/>Постусловия: индекс элемента лежит в интервале от [0; <text:span text:style-name="T4">current</text:span>_<text:span text:style-name="T4">size</text:span>)</text:p>
        <text:p text:style-name="P4">Конец АТД</text:p>
        <text:p text:style-name="P6"/>
        <text:p text:style-name="P44">Итератор АТД</text:p>
        <text:p text:style-name="P43">Итератор по элементам АТД «Список» с данными указанного типа T. При создании итератора конструктору передается указатель на АТД «Список». Итератор обеспечивает переход от текущего элемента к следующему, сброс в начало, индикацию нахождения в границах списка. </text:p>
        <text:p text:style-name="P43"/>
        <text:p text:style-name="P44">Параметры:</text:p>
        <text:p text:style-name="P42"><text:span text:style-name="T25"><text:tab/></text:span>List&lt;T&gt; *<text:span text:style-name="T25">l</text:span> — <text:span text:style-name="T25">указатель на АТД «Список»</text:span></text:p>
        <text:p text:style-name="P43"/>
        <text:p text:style-name="P44">Операции:</text:p>
        <text:p text:style-name="P46">Установка итератора в начальное положение</text:p>
        <text:p text:style-name="P48"><text:tab/>Вход: нет</text:p>
        <text:p text:style-name="P48"><text:soft-page-break/><text:tab/>Предусловия: нет</text:p>
        <text:p text:style-name="P48"><text:tab/>Процесс: текущий элемент = голове списка, счетчик индекса = 0</text:p>
        <text:p text:style-name="P46">Переход к следующему элементу</text:p>
        <text:p text:style-name="P48"><text:tab/>Вход: нет</text:p>
        <text:p text:style-name="P48"><text:tab/>Предусловия: элемент не находится в конечном положении</text:p>
        <text:p text:style-name="P48"><text:tab/>Процесс: перемещения указателя текущего элемента итератора на следующий элемент списка, инкрементирование счетчика индекса на единицу</text:p>
        <text:p text:style-name="P47">Доступ к текущему элементу для чтения и записи</text:p>
        <text:p text:style-name="P49"><text:tab/>Вход: нет</text:p>
        <text:p text:style-name="P49"><text:tab/>Предусловие: список не пуст, если список пуст — выбросить исключение</text:p>
        <text:p text:style-name="P49"><text:tab/>Выход: ссылка на текущий элемент списка</text:p>
        <text:p text:style-name="P47">Индикация нахождения в границах списка</text:p>
        <text:p text:style-name="P49"><text:tab/>Вход: нет</text:p>
        <text:p text:style-name="P49"><text:tab/>Процесс: проверка счетчик индекса &lt; размер списка</text:p>
        <text:p text:style-name="P49"><text:tab/>Выход: истина в случае нахождения в границах списка, иначе - ложь</text:p>
        <text:p text:style-name="P44">Конец итератора</text:p>
        <text:p text:style-name="Heading_20_3">Определение шаблонного класса элемента списка для клиентской программы</text:p>
        <text:p text:style-name="P21"><text:span text:style-name="T2">template</text:span> &lt;<text:span text:style-name="T2">typename</text:span> <text:span text:style-name="T2">T</text:span>&gt;</text:p>
        <text:p text:style-name="P12"><text:span text:style-name="T2">class</text:span> List {</text:p>
        <text:p text:style-name="P12"/>
        <text:p text:style-name="P12"><text:tab/>size_t current_size; // list elements count</text:p>
        <text:p text:style-name="P12"><text:tab/>size_t storage_size; // storage array size</text:p>
        <text:p text:style-name="P12"><text:tab/>size_t head_index;</text:p>
        <text:p text:style-name="P12"><text:tab/>size_t free_index;</text:p>
        <text:p text:style-name="P12"><text:tab/><text:span text:style-name="T2">T</text:span> *arr;</text:p>
        <text:p text:style-name="P12"><text:tab/>size_t *index_arr;</text:p>
        <text:p text:style-name="P12"/>
        <text:p text:style-name="P12"><text:tab/>size_t seek_num;</text:p>
        <text:p text:style-name="P12"/>
        <text:p text:style-name="P12"><text:tab/><text:span text:style-name="T2">T</text:span>&amp; <text:span text:style-name="T2">_get_value_by_number</text:span>(size_t);</text:p>
        <text:p text:style-name="P12"><text:tab/><text:span text:style-name="T2">void</text:span> <text:span text:style-name="T2">_validate_index</text:span>(size_t n, <text:span text:style-name="T2">bool</text:span> inclusive = <text:span text:style-name="T2">false</text:span>) {</text:p>
        <text:p text:style-name="P12"><text:tab/><text:tab/><text:span text:style-name="T2">if</text:span> (!inclusive) { // validate get for example</text:p>
        <text:p text:style-name="P12"><text:tab/><text:tab/><text:tab/><text:span text:style-name="T2">if</text:span> (n &gt;= get_size())</text:p>
        <text:p text:style-name="P12"><text:tab/><text:tab/><text:tab/><text:tab/><text:span text:style-name="T2">throw</text:span> "Индекс больше чем размер списка";</text:p>
        <text:p text:style-name="P12"><text:tab/><text:tab/>} <text:span text:style-name="T2">else</text:span> { // validate set operation for example</text:p>
        <text:p text:style-name="P12"><text:tab/><text:tab/><text:tab/><text:span text:style-name="T2">if</text:span> (n &gt; get_size())</text:p>
        <text:p text:style-name="P12"><text:tab/><text:tab/><text:tab/><text:tab/><text:span text:style-name="T2">throw</text:span> "Индекс больше чем размер списка";</text:p>
        <text:p text:style-name="P12"><text:tab/><text:tab/>}</text:p>
        <text:p text:style-name="P12"><text:tab/>};</text:p>
        <text:p text:style-name="P12"><text:tab/><text:span text:style-name="T2">void</text:span> <text:span text:style-name="T2">_have_more_one_place</text:span>() {</text:p>
        <text:p text:style-name="P12"><text:tab/><text:tab/><text:span text:style-name="T2">if</text:span> (current_size == storage_size) {</text:p>
        <text:p text:style-name="P12"><text:tab/><text:tab/><text:tab/><text:span text:style-name="T2">throw</text:span> "В массиве больше нет места, не могу вставить еще одно значение";</text:p>
        <text:p text:style-name="P12"><text:tab/><text:tab/>}</text:p>
        <text:p text:style-name="P12"/>
        <text:p text:style-name="P12"><text:tab/>};</text:p>
        <text:p text:style-name="P12"/>
        <text:p text:style-name="P12"><text:span text:style-name="T2">public</text:span>:</text:p>
        <text:p text:style-name="P12"><text:tab/><text:span text:style-name="T2">List</text:span>(size_t); // конструктор</text:p>
        <text:p text:style-name="P12"><text:tab/><text:span text:style-name="T2">~List</text:span>(); // деструктор</text:p>
        <text:p text:style-name="P12"><text:tab/>size_t <text:span text:style-name="T2">get_size</text:span>(); // + опрос размера списка</text:p>
        <text:p text:style-name="P12"><text:tab/><text:span text:style-name="T2">void</text:span> <text:span text:style-name="T2">clean</text:span>(); // + очистка списка</text:p>
        <text:p text:style-name="P12"><text:tab/><text:span text:style-name="T2">bool</text:span> <text:span text:style-name="T2">is_empty</text:span>(); // + проверка списка на пустоту</text:p>
        <text:p text:style-name="P12"><text:tab/><text:span text:style-name="T2">void</text:span> <text:span text:style-name="T2">insert</text:span>(<text:span text:style-name="T2">const</text:span> <text:span text:style-name="T2">T</text:span> &amp;); // + включение нового значения</text:p>
        <text:p text:style-name="P12"><text:tab/>size_t <text:span text:style-name="T2">get_storage_size</text:span>(); // максимальный размер списка</text:p>
        <text:p text:style-name="P12"><text:tab/><text:span text:style-name="T2">T</text:span> <text:span text:style-name="T2">get_value_by_number</text:span>(size_t n){</text:p>
        <text:p text:style-name="P12"><text:tab/><text:tab/><text:span text:style-name="T2">return</text:span> _get_value_by_number(n);</text:p>
        <text:p text:style-name="P12"><text:tab/>} // + получение значения с заданным номером в списке</text:p>
        <text:p text:style-name="P12"><text:tab/><text:span text:style-name="T2">T</text:span> <text:span text:style-name="T2">operator[]</text:span>(size_t i) {</text:p>
        <text:p text:style-name="P12"><text:tab/><text:tab/><text:span text:style-name="T2">return</text:span> <text:span text:style-name="T2">this</text:span>-&gt;get_value_by_number(i);</text:p>
        <text:p text:style-name="P12"><text:soft-page-break/><text:tab/>}</text:p>
        <text:p text:style-name="P12"><text:tab/><text:span text:style-name="T2">bool</text:span> <text:span text:style-name="T2">has_value</text:span>(<text:span text:style-name="T2">const</text:span> <text:span text:style-name="T2">T</text:span>&amp; v, size_t *p = NULL); // + опрос наличия заданного значения</text:p>
        <text:p text:style-name="P12"><text:tab/><text:span text:style-name="T2">void</text:span> <text:span text:style-name="T2">change_value_by_number</text:span>(<text:span text:style-name="T2">const</text:span> size_t n, <text:span text:style-name="T2">const</text:span> <text:span text:style-name="T2">T</text:span>&amp; v){ // + изменение значения с заданным номером в списке</text:p>
        <text:p text:style-name="P12"><text:tab/><text:tab/>_get_value_by_number(n) = v;</text:p>
        <text:p text:style-name="P12"><text:tab/>}</text:p>
        <text:p text:style-name="P12"/>
        <text:p text:style-name="P12"><text:tab/>size_t <text:span text:style-name="T2">get_value_position</text:span>(<text:span text:style-name="T2">const</text:span> <text:span text:style-name="T2">T</text:span>&amp; v){ // + получение позиции в списке с заданным значением</text:p>
        <text:p text:style-name="P12"><text:tab/><text:tab/>size_t p;</text:p>
        <text:p text:style-name="P12"><text:tab/><text:tab/><text:span text:style-name="T2">bool</text:span> hv = has_value(v, &amp;p);</text:p>
        <text:p text:style-name="P12"/>
        <text:p text:style-name="P12"><text:tab/><text:tab/><text:span text:style-name="T2">if</text:span> (hv)</text:p>
        <text:p text:style-name="P12"><text:tab/><text:tab/><text:tab/><text:span text:style-name="T2">return</text:span> p;</text:p>
        <text:p text:style-name="P12"><text:tab/><text:tab/><text:span text:style-name="T2">else</text:span></text:p>
        <text:p text:style-name="P12"><text:tab/><text:tab/><text:tab/><text:span text:style-name="T2">throw</text:span> "Нет такого значения";</text:p>
        <text:p text:style-name="P12"><text:tab/>}</text:p>
        <text:p text:style-name="P12"/>
        <text:p text:style-name="P12"><text:tab/><text:span text:style-name="T2">void</text:span> <text:span text:style-name="T2">insert</text:span>(size_t, <text:span text:style-name="T2">const</text:span> <text:span text:style-name="T2">T</text:span>&amp;); // + включение нового значения в позицию с заданным номером</text:p>
        <text:p text:style-name="P12"><text:tab/><text:span text:style-name="T2">void</text:span> <text:span text:style-name="T2">delete_by_value</text:span>(<text:span text:style-name="T2">const</text:span> <text:span text:style-name="T2">T</text:span>&amp;); // + удаление заданного значения из списка</text:p>
        <text:p text:style-name="P12"><text:tab/>std::string <text:span text:style-name="T2">to_string</text:span>();</text:p>
        <text:p text:style-name="P12"><text:tab/><text:span text:style-name="T2">void</text:span> <text:span text:style-name="T2">delete_by_number</text:span>(size_t); // + <text:s/>удаление значения из позиции с заданным номером</text:p>
        <text:p text:style-name="P12"><text:tab/>size_t <text:span text:style-name="T2">get_seek_num</text:span>() { <text:span text:style-name="T2">return</text:span> seek_num; }</text:p>
        <text:p text:style-name="P12"/>
        <text:p text:style-name="P12"><text:tab/><text:span text:style-name="T2">class</text:span> Iterator {</text:p>
        <text:p text:style-name="P12"><text:tab/><text:tab/>List&lt;<text:span text:style-name="T2">T</text:span>&gt; *l;</text:p>
        <text:p text:style-name="P12"><text:tab/><text:tab/>size_t current_index;</text:p>
        <text:p text:style-name="P12"><text:tab/><text:tab/>size_t position_counter;</text:p>
        <text:p text:style-name="P12"><text:tab/><text:span text:style-name="T2">public</text:span>:</text:p>
        <text:p text:style-name="P12"><text:tab/><text:tab/><text:span text:style-name="T2">Iterator</text:span>(List&lt;<text:span text:style-name="T2">T</text:span>&gt; *);</text:p>
        <text:p text:style-name="P12"><text:tab/><text:tab/><text:span text:style-name="T2">void</text:span> <text:span text:style-name="T2">begin</text:span>(); // + установка итератора на первый элемент списка</text:p>
        <text:p text:style-name="P12"><text:tab/><text:tab/><text:span text:style-name="T2">void</text:span> <text:span text:style-name="T2">next</text:span>(); // + переход к следующему значению в списке</text:p>
        <text:p text:style-name="P12"><text:tab/><text:tab/><text:span text:style-name="T2">T</text:span>&amp; <text:span text:style-name="T2">get_current_value</text:span>(); // доступ к данным текущего элемента</text:p>
        <text:p text:style-name="P12"><text:tab/><text:tab/><text:span text:style-name="T2">T</text:span>&amp; <text:span text:style-name="T2">operator*</text:span>(); // + доступ к данным текущего элемента</text:p>
        <text:p text:style-name="P12"><text:tab/><text:tab/><text:span text:style-name="T2">bool</text:span> <text:span text:style-name="T2">in_begin</text:span>(); // итератор в начале</text:p>
        <text:p text:style-name="P12"><text:tab/><text:tab/><text:span text:style-name="T2">bool</text:span> <text:span text:style-name="T2">in_end</text:span>();</text:p>
        <text:p text:style-name="P12"><text:tab/><text:tab/><text:span text:style-name="T2">bool</text:span> <text:span text:style-name="T2">in_boundary</text:span>(); // + проверка состояния итератора</text:p>
        <text:p text:style-name="P12"><text:tab/><text:tab/>size_t <text:span text:style-name="T2">get_current_position</text:span>() {</text:p>
        <text:p text:style-name="P12"><text:tab/><text:tab/><text:tab/><text:span text:style-name="T2">return</text:span> position_counter;</text:p>
        <text:p text:style-name="P12"><text:tab/><text:tab/>}</text:p>
        <text:p text:style-name="P12"><text:tab/><text:tab/>size_t <text:span text:style-name="T2">get_current_index</text:span>() {</text:p>
        <text:p text:style-name="P12"><text:tab/><text:tab/><text:tab/><text:span text:style-name="T2">return</text:span> current_index;</text:p>
        <text:p text:style-name="P12"><text:tab/><text:tab/>}</text:p>
        <text:p text:style-name="P12"><text:tab/>};</text:p>
        <text:p text:style-name="P12"><text:tab/><text:span text:style-name="T2">friend</text:span> <text:span text:style-name="T2">class</text:span> Iterator;</text:p>
        <text:p text:style-name="P12">};</text:p>
        <text:p text:style-name="P21"/>
        <text:p text:style-name="Heading_20_3">Тестирование трудоемкости алгоритмов поиска, вставки и удаления</text:p>
        <text:p text:style-name="Standard">Целью данного тестирования является снятие средних показателей трудоемкости для каждой операций поиска элемента коллекции по значению, вставки и удаления элемента по индексу, а также сравнение с теоретической трудоемкостью.</text:p>
        <text:p text:style-name="Standard"/>
        <text:p text:style-name="Standard">Основными показателями трудоемкости являются количество пройденных узлов. Экспериментальная трудоемкость находится как среднее число пройденных элементов списка для каждого типа операций.</text:p>
        <text:p text:style-name="Standard"/>
        <text:p text:style-name="Heading_20_3"><text:soft-page-break/>Описание методики тестирования</text:p>
        <text:p text:style-name="Standard">Создаётся список с размерностью N, заполняется случайными значениями в пределах от 0 до <text:span text:style-name="T18">RAND_MAX</text:span>. Затем, осуществляется M операций поиска по значению, вставки и удаления по указанию позиции в списке. </text:p>
        <text:p text:style-name="Standard"/>
        <text:p text:style-name="Standard">Результирующая оценка – средняя пройденная часть коллекции размером N при M операциях.</text:p>
        <text:p text:style-name="Standard"/>
        <text:p text:style-name="Standard">Действия повторяются для коллекций различного размера от 100 до 10000 элементов (с шагом 100).</text:p>
        <text:p text:style-name="Standard"/>
        <text:p text:style-name="Heading_20_3">Тестирование трудоемкости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office:value-type="string">
              <text:p text:style-name="P22">Количество элементов, n</text:p>
            </table:table-cell>
            <table:table-cell office:value-type="string">
              <text:p text:style-name="P22">Количество пройденных узлов (поиск), теория - n</text:p>
            </table:table-cell>
            <table:table-cell office:value-type="string">
              <text:p text:style-name="P22">Количество пройденных узлов (вставка), теория - <text:span text:style-name="T24">n</text:span></text:p>
            </table:table-cell>
            <table:table-cell office:value-type="string">
              <text:p text:style-name="P22">Количество пройденных узлов списка (удаление), теория - <text:span text:style-name="T24">n</text:span></text:p>
            </table:table-cell>
          </table:table-row>
          <table:table-row>
            <table:table-cell office:value-type="string">
              <text:p text:style-name="P24">100</text:p>
            </table:table-cell>
            <table:table-cell office:value-type="string">
              <text:p text:style-name="P24">100</text:p>
            </table:table-cell>
            <table:table-cell office:value-type="string">
              <text:p text:style-name="P24">47</text:p>
            </table:table-cell>
            <table:table-cell office:value-type="string">
              <text:p text:style-name="P24">49</text:p>
            </table:table-cell>
          </table:table-row>
          <table:table-row>
            <table:table-cell office:value-type="string">
              <text:p text:style-name="P24">1000</text:p>
            </table:table-cell>
            <table:table-cell office:value-type="string">
              <text:p text:style-name="P24">1000</text:p>
            </table:table-cell>
            <table:table-cell office:value-type="string">
              <text:p text:style-name="P24">512</text:p>
            </table:table-cell>
            <table:table-cell office:value-type="string">
              <text:p text:style-name="P24">510</text:p>
            </table:table-cell>
          </table:table-row>
          <table:table-row>
            <table:table-cell office:value-type="string">
              <text:p text:style-name="P24">2000</text:p>
            </table:table-cell>
            <table:table-cell office:value-type="string">
              <text:p text:style-name="P24">2000</text:p>
            </table:table-cell>
            <table:table-cell office:value-type="string">
              <text:p text:style-name="P24">983</text:p>
            </table:table-cell>
            <table:table-cell office:value-type="string">
              <text:p text:style-name="P24">1017</text:p>
            </table:table-cell>
          </table:table-row>
          <table:table-row>
            <table:table-cell office:value-type="string">
              <text:p text:style-name="P24">3000</text:p>
            </table:table-cell>
            <table:table-cell office:value-type="string">
              <text:p text:style-name="P24">3000</text:p>
            </table:table-cell>
            <table:table-cell office:value-type="string">
              <text:p text:style-name="P24">1397</text:p>
            </table:table-cell>
            <table:table-cell office:value-type="string">
              <text:p text:style-name="P24">1593</text:p>
            </table:table-cell>
          </table:table-row>
          <table:table-row>
            <table:table-cell office:value-type="string">
              <text:p text:style-name="P24">4000</text:p>
            </table:table-cell>
            <table:table-cell office:value-type="string">
              <text:p text:style-name="P24">4000</text:p>
            </table:table-cell>
            <table:table-cell office:value-type="string">
              <text:p text:style-name="P24">2176</text:p>
            </table:table-cell>
            <table:table-cell office:value-type="string">
              <text:p text:style-name="P24">2146</text:p>
            </table:table-cell>
          </table:table-row>
          <table:table-row>
            <table:table-cell office:value-type="string">
              <text:p text:style-name="P24">5000</text:p>
            </table:table-cell>
            <table:table-cell office:value-type="string">
              <text:p text:style-name="P24">5000</text:p>
            </table:table-cell>
            <table:table-cell office:value-type="string">
              <text:p text:style-name="P24">2468</text:p>
            </table:table-cell>
            <table:table-cell office:value-type="string">
              <text:p text:style-name="P24">2666</text:p>
            </table:table-cell>
          </table:table-row>
          <table:table-row>
            <table:table-cell office:value-type="string">
              <text:p text:style-name="P24">6000</text:p>
            </table:table-cell>
            <table:table-cell office:value-type="string">
              <text:p text:style-name="P24">6000</text:p>
            </table:table-cell>
            <table:table-cell office:value-type="string">
              <text:p text:style-name="P24">2831</text:p>
            </table:table-cell>
            <table:table-cell office:value-type="string">
              <text:p text:style-name="P24">2954</text:p>
            </table:table-cell>
          </table:table-row>
          <table:table-row>
            <table:table-cell office:value-type="string">
              <text:p text:style-name="P24">7000</text:p>
            </table:table-cell>
            <table:table-cell office:value-type="string">
              <text:p text:style-name="P24">7000</text:p>
            </table:table-cell>
            <table:table-cell office:value-type="string">
              <text:p text:style-name="P24">3551</text:p>
            </table:table-cell>
            <table:table-cell office:value-type="string">
              <text:p text:style-name="P24">3701</text:p>
            </table:table-cell>
          </table:table-row>
          <table:table-row>
            <table:table-cell office:value-type="string">
              <text:p text:style-name="P24">8000</text:p>
            </table:table-cell>
            <table:table-cell office:value-type="string">
              <text:p text:style-name="P24">8000</text:p>
            </table:table-cell>
            <table:table-cell office:value-type="string">
              <text:p text:style-name="P24">4274</text:p>
            </table:table-cell>
            <table:table-cell office:value-type="string">
              <text:p text:style-name="P24">3820</text:p>
            </table:table-cell>
          </table:table-row>
          <table:table-row>
            <table:table-cell office:value-type="string">
              <text:p text:style-name="P24">9000</text:p>
            </table:table-cell>
            <table:table-cell office:value-type="string">
              <text:p text:style-name="P24">9000</text:p>
            </table:table-cell>
            <table:table-cell office:value-type="string">
              <text:p text:style-name="P24">4579</text:p>
            </table:table-cell>
            <table:table-cell office:value-type="string">
              <text:p text:style-name="P24">4788</text:p>
            </table:table-cell>
          </table:table-row>
          <table:table-row>
            <table:table-cell office:value-type="string">
              <text:p text:style-name="P24">10000</text:p>
            </table:table-cell>
            <table:table-cell office:value-type="string">
              <text:p text:style-name="P24">10000</text:p>
            </table:table-cell>
            <table:table-cell office:value-type="string">
              <text:p text:style-name="P24">5114</text:p>
            </table:table-cell>
            <table:table-cell office:value-type="string">
              <text:p text:style-name="P24">4837</text:p>
            </table:table-cell>
          </table:table-row>
        </table:table>
        <text:p text:style-name="P16"/>
        <text:p text:style-name="P17"/>
        <text:p text:style-name="P17"><draw:frame draw:style-name="fr1" draw:name="Объект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Рис. 1. <text:span text:style-name="T24">Трудоемкость операций поиска, вставки и удаления</text:span></text:p>
        <text:p text:style-name="P15"/>
        <text:p text:style-name="Standard"/>
        <text:p text:style-name="P30"><text:soft-page-break/><text:span text:style-name="T1">Вывод</text:span>: </text:p>
        <text:p text:style-name="P30"><text:span text:style-name="T26">В контрольной работе был с</text:span><text:span text:style-name="T9">проектирова</text:span><text:span text:style-name="T11">н</text:span><text:span text:style-name="T9">, реализова</text:span><text:span text:style-name="T11">н</text:span><text:span text:style-name="T9"> и прове</text:span><text:span text:style-name="T11">дены</text:span><text:span text:style-name="T9"> тестовые испытания АТД «Список» для коллекции, содержащей данные произвольного типа. Тип данных </text:span><text:span text:style-name="T11">был </text:span><text:span text:style-name="T9">зада</text:span><text:span text:style-name="T11">н</text:span><text:span text:style-name="T9"> клиентской программой </text:span><text:span text:style-name="T11">(int).</text:span></text:p>
        <text:p text:style-name="P30"/>
        <text:p text:style-name="P40"><text:span text:style-name="T9">Выпол</text:span><text:span text:style-name="T11">нена</text:span><text:span text:style-name="T9"> отладк</text:span><text:span text:style-name="T11">а</text:span><text:span text:style-name="T9"> и тестирование всех операций АТД «Список» и итератора </text:span><text:span text:style-name="T11">было проведено модульными тестами с помощью библиотеки Google C++ Testing Framework, для целей ручного тестирования была реализована программа тестирования </text:span><text:span text:style-name="T9">с помощью меню операций.</text:span></text:p>
        <text:p text:style-name="P30"/>
        <text:p text:style-name="P31"><text:span text:style-name="T12">В работе было в</text:span><text:span text:style-name="T9">ыполн</text:span><text:span text:style-name="T12">ено</text:span><text:span text:style-name="T9"> тестирование средней трудоемкости операций поиска значения в списке, вставки значения в указанную позицию, удаления значения из указанной позиции. </text:span>Полученные экспериментальные оценки полностью соответствуют теоретическим с учётом <text:span text:style-name="T27">методики получения экспериментальных значений</text:span>. </text:p>
        <text:p text:style-name="Standard"/>
        <text:p text:style-name="P22"/>
        <text:p text:style-name="Standard"/>
        <text:p text:style-name="Heading_20_3">Листинг тестирования</text:p>
        <text:p text:style-name="P20"><text:span text:style-name="T3">#include</text:span><text:span text:style-name="T19"> &lt;iostream&gt;</text:span></text:p>
        <text:p text:style-name="P14"><text:span text:style-name="T20">#include</text:span><text:span text:style-name="T21"> &lt;cstdlib&gt;</text:span></text:p>
        <text:p text:style-name="P14"><text:span text:style-name="T20">#include</text:span><text:span text:style-name="T21"> "mylist.h"</text:span></text:p>
        <text:p text:style-name="P14"><text:span text:style-name="T20">using</text:span><text:span text:style-name="T21"> </text:span><text:span text:style-name="T20">namespace</text:span><text:span text:style-name="T21"> std;</text:span></text:p>
        <text:p text:style-name="P13"/>
        <text:p text:style-name="P14"><text:span text:style-name="T20">#define</text:span><text:span text:style-name="T21"> TAB "\t"</text:span></text:p>
        <text:p text:style-name="P13"/>
        <text:p text:style-name="P14"><text:span text:style-name="T21">List&lt;</text:span><text:span text:style-name="T20">int</text:span><text:span text:style-name="T21">&gt;* </text:span><text:span text:style-name="T20">make_list</text:span><text:span text:style-name="T21">(</text:span><text:span text:style-name="T20">int</text:span><text:span text:style-name="T21"> amount) {</text:span></text:p>
        <text:p text:style-name="P14"><text:span text:style-name="T21"><text:tab/>List&lt;</text:span><text:span text:style-name="T20">int</text:span><text:span text:style-name="T21">&gt; *l = </text:span><text:span text:style-name="T20">new</text:span><text:span text:style-name="T21"> List&lt;</text:span><text:span text:style-name="T20">int</text:span><text:span text:style-name="T21">&gt;(amount+1);</text:span></text:p>
        <text:p text:style-name="P14"><text:span text:style-name="T21"><text:tab/></text:span><text:span text:style-name="T20">for</text:span><text:span text:style-name="T21">(</text:span><text:span text:style-name="T20">int</text:span><text:span text:style-name="T21"> i = 0; i &lt; amount; i++){</text:span></text:p>
        <text:p text:style-name="P14"><text:span text:style-name="T21"><text:tab/><text:tab/>l-&gt;insert(</text:span><text:span text:style-name="T20">rand</text:span><text:span text:style-name="T21">());</text:span></text:p>
        <text:p text:style-name="P13"><text:tab/>}</text:p>
        <text:p text:style-name="P13"><text:tab/></text:p>
        <text:p text:style-name="P14"><text:span text:style-name="T21"><text:tab/></text:span><text:span text:style-name="T20">return</text:span><text:span text:style-name="T21"> l;</text:span></text:p>
        <text:p text:style-name="P13">}</text:p>
        <text:p text:style-name="P13"/>
        <text:p text:style-name="P14"><text:span text:style-name="T20">int</text:span><text:span text:style-name="T21"> </text:span><text:span text:style-name="T20">main</text:span><text:span text:style-name="T21">(</text:span><text:span text:style-name="T20">int</text:span><text:span text:style-name="T21"> argc, </text:span><text:span text:style-name="T20">char</text:span><text:span text:style-name="T21"> **argv){</text:span></text:p>
        <text:p text:style-name="P14"><text:span text:style-name="T21"><text:tab/>List&lt;</text:span><text:span text:style-name="T20">int</text:span><text:span text:style-name="T21">&gt; *l;</text:span></text:p>
        <text:p text:style-name="P13"><text:tab/></text:p>
        <text:p text:style-name="P14"><text:span text:style-name="T21"><text:tab/></text:span><text:span text:style-name="T20">int</text:span><text:span text:style-name="T21"> repeats;</text:span></text:p>
        <text:p text:style-name="P14"><text:span text:style-name="T21"><text:tab/></text:span><text:span text:style-name="T20">int</text:span><text:span text:style-name="T21"> num_search, num_insert, num_delete;</text:span></text:p>
        <text:p text:style-name="P14"><text:span text:style-name="T21"><text:tab/>cout &lt;&lt; "Amount" TAB "Search" TAB "Insert" TAB "Delete" &lt;&lt; </text:span><text:span text:style-name="T20">endl</text:span><text:span text:style-name="T21">; </text:span></text:p>
        <text:p text:style-name="P14"><text:span text:style-name="T21"><text:tab/></text:span><text:span text:style-name="T20">for</text:span><text:span text:style-name="T21"> (</text:span><text:span text:style-name="T20">int</text:span><text:span text:style-name="T21"> i = 100; i &lt;= 10000; i+=100) {</text:span></text:p>
        <text:p text:style-name="P13"><text:tab/><text:tab/></text:p>
        <text:p text:style-name="P13"><text:tab/><text:tab/>l = make_list(i);</text:p>
        <text:p text:style-name="P13"><text:tab/><text:tab/></text:p>
        <text:p text:style-name="P14"><text:span text:style-name="T21"><text:tab/><text:tab/>repeats = 100 + </text:span><text:span text:style-name="T20">rand</text:span><text:span text:style-name="T21">() % 100;</text:span></text:p>
        <text:p text:style-name="P13"><text:tab/><text:tab/>num_search = num_insert = num_delete = 0;</text:p>
        <text:p text:style-name="P13"><text:tab/><text:tab/></text:p>
        <text:p text:style-name="P14"><text:span text:style-name="T21"><text:tab/><text:tab/></text:span><text:span text:style-name="T20">for</text:span><text:span text:style-name="T21">(</text:span><text:span text:style-name="T20">int</text:span><text:span text:style-name="T21"> j=0; j &lt; repeats; j++) {</text:span></text:p>
        <text:p text:style-name="P14"><text:span text:style-name="T21"><text:tab/><text:tab/><text:tab/>l-&gt;has_value(</text:span><text:span text:style-name="T20">rand</text:span><text:span text:style-name="T21">());</text:span></text:p>
        <text:p text:style-name="P13"><text:tab/><text:tab/><text:tab/>num_search+= l-&gt;get_seek_num();</text:p>
        <text:p text:style-name="P13"><text:tab/><text:tab/><text:tab/></text:p>
        <text:p text:style-name="P14"><text:span text:style-name="T21"><text:tab/><text:tab/><text:tab/>l-&gt;insert(</text:span><text:span text:style-name="T20">rand</text:span><text:span text:style-name="T21">() % i, 0);</text:span></text:p>
        <text:p text:style-name="P13"><text:tab/><text:tab/><text:tab/>num_insert+= l-&gt;get_seek_num();</text:p>
        <text:p text:style-name="P13"><text:tab/><text:tab/><text:tab/></text:p>
        <text:p text:style-name="P14"><text:span text:style-name="T21"><text:tab/><text:tab/><text:tab/>l-&gt;delete_by_number(</text:span><text:span text:style-name="T20">rand</text:span><text:span text:style-name="T21">() % i);</text:span></text:p>
        <text:p text:style-name="P13"><text:tab/><text:tab/><text:tab/>num_delete+= l-&gt;get_seek_num();</text:p>
        <text:p text:style-name="P13"><text:tab/><text:tab/>}</text:p>
        <text:p text:style-name="P13"><text:tab/><text:tab/></text:p>
        <text:p text:style-name="P13"><text:tab/><text:tab/>num_search = num_search / repeats;</text:p>
        <text:p text:style-name="P13"><text:tab/><text:tab/>num_insert = num_insert / repeats;</text:p>
        <text:p text:style-name="P13"><text:tab/><text:tab/>num_delete = num_delete / repeats;</text:p>
        <text:p text:style-name="P13"><text:tab/><text:tab/></text:p>
        <text:p text:style-name="P14"><text:span text:style-name="T21"><text:tab/><text:tab/>cout &lt;&lt; i &lt;&lt; TAB &lt;&lt; num_search &lt;&lt; TAB &lt;&lt; num_insert &lt;&lt; TAB &lt;&lt; num_delete &lt;&lt; </text:span><text:span text:style-name="T20">endl</text:span><text:span text:style-name="T21">;</text:span></text:p>
        <text:p text:style-name="P13"><text:tab/>}</text:p>
        <text:p text:style-name="P13"><text:tab/></text:p>
        <text:p text:style-name="P14"><text:span text:style-name="T21"><text:tab/></text:span><text:span text:style-name="T20">return</text:span><text:span text:style-name="T21"> 0;</text:span></text:p>
        <text:p text:style-name="P13">}</text:p>
        <text:p text:style-name="P20"/>
        <text:p text:style-name="Heading_20_3">Листинг класса АТД «Список»</text:p>
        <text:p text:style-name="P20"><text:span text:style-name="T3">#ifndef</text:span><text:span text:style-name="T19"> MYLIST_H</text:span></text:p>
        <text:p text:style-name="P14"><text:span text:style-name="T20">#define</text:span><text:span text:style-name="T21"> MYLIST_H</text:span></text:p>
        <text:p text:style-name="P14"><text:span text:style-name="T20">#include</text:span><text:span text:style-name="T21"> &lt;string&gt;</text:span></text:p>
        <text:p text:style-name="P14"><text:span text:style-name="T20">#include</text:span><text:span text:style-name="T21"> &lt;sstream&gt;</text:span></text:p>
        <text:p text:style-name="P14"><text:span text:style-name="T20">#include</text:span><text:span text:style-name="T21"> &lt;cstddef&gt;</text:span></text:p>
        <text:p text:style-name="P13"><text:soft-page-break/></text:p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</text:span></text:p>
        <text:p text:style-name="P14"><text:span text:style-name="T20">class</text:span><text:span text:style-name="T21"> List {</text:span></text:p>
        <text:p text:style-name="P13"/>
        <text:p text:style-name="P13"><text:tab/>size_t current_size; // list elements count</text:p>
        <text:p text:style-name="P13"><text:tab/>size_t storage_size; // storage array size</text:p>
        <text:p text:style-name="P13"><text:tab/>size_t head_index;</text:p>
        <text:p text:style-name="P13"><text:tab/>size_t free_index;</text:p>
        <text:p text:style-name="P14"><text:span text:style-name="T21"><text:tab/></text:span><text:span text:style-name="T20">T</text:span><text:span text:style-name="T21"> *arr;</text:span></text:p>
        <text:p text:style-name="P13"><text:tab/>size_t *index_arr;</text:p>
        <text:p text:style-name="P13"/>
        <text:p text:style-name="P13"><text:tab/>size_t seek_num;</text:p>
        <text:p text:style-name="P13"/>
        <text:p text:style-name="P14"><text:span text:style-name="T21"><text:tab/></text:span><text:span text:style-name="T20">T</text:span><text:span text:style-name="T21">&amp; </text:span><text:span text:style-name="T20">_get_value_by_number</text:span><text:span text:style-name="T21">(size_t);</text:span></text:p>
        <text:p text:style-name="P14"><text:span text:style-name="T21"><text:tab/></text:span><text:span text:style-name="T20">void</text:span><text:span text:style-name="T21"> </text:span><text:span text:style-name="T20">_validate_index</text:span><text:span text:style-name="T21">(size_t n, </text:span><text:span text:style-name="T20">bool</text:span><text:span text:style-name="T21"> inclusive = </text:span><text:span text:style-name="T20">false</text:span><text:span text:style-name="T21">) {</text:span></text:p>
        <text:p text:style-name="P14"><text:span text:style-name="T21"><text:tab/><text:tab/></text:span><text:span text:style-name="T20">if</text:span><text:span text:style-name="T21"> (!inclusive) { // validate get for example</text:span></text:p>
        <text:p text:style-name="P14"><text:span text:style-name="T21"><text:tab/><text:tab/><text:tab/></text:span><text:span text:style-name="T20">if</text:span><text:span text:style-name="T21"> (n &gt;= get_size())</text:span></text:p>
        <text:p text:style-name="P14"><text:span text:style-name="T21"><text:tab/><text:tab/><text:tab/><text:tab/></text:span><text:span text:style-name="T20">throw</text:span><text:span text:style-name="T21"> "Индекс больше чем размер списка";</text:span></text:p>
        <text:p text:style-name="P14"><text:span text:style-name="T21"><text:tab/><text:tab/>} </text:span><text:span text:style-name="T20">else</text:span><text:span text:style-name="T21"> { // validate set operation for example</text:span></text:p>
        <text:p text:style-name="P14"><text:span text:style-name="T21"><text:tab/><text:tab/><text:tab/></text:span><text:span text:style-name="T20">if</text:span><text:span text:style-name="T21"> (n &gt; get_size())</text:span></text:p>
        <text:p text:style-name="P14"><text:span text:style-name="T21"><text:tab/><text:tab/><text:tab/><text:tab/></text:span><text:span text:style-name="T20">throw</text:span><text:span text:style-name="T21"> "Индекс больше чем размер списка";</text:span></text:p>
        <text:p text:style-name="P13"><text:tab/><text:tab/>}</text:p>
        <text:p text:style-name="P13"><text:tab/>};</text:p>
        <text:p text:style-name="P14"><text:span text:style-name="T21"><text:tab/></text:span><text:span text:style-name="T20">void</text:span><text:span text:style-name="T21"> </text:span><text:span text:style-name="T20">_have_more_one_place</text:span><text:span text:style-name="T21">() {</text:span></text:p>
        <text:p text:style-name="P14"><text:span text:style-name="T21"><text:tab/><text:tab/></text:span><text:span text:style-name="T20">if</text:span><text:span text:style-name="T21"> (current_size == storage_size) {</text:span></text:p>
        <text:p text:style-name="P14"><text:span text:style-name="T21"><text:tab/><text:tab/><text:tab/></text:span><text:span text:style-name="T20">throw</text:span><text:span text:style-name="T21"> "В массиве больше нет места, не могу вставить еще одно значение";</text:span></text:p>
        <text:p text:style-name="P13"><text:tab/><text:tab/>}</text:p>
        <text:p text:style-name="P13"/>
        <text:p text:style-name="P13"><text:tab/>};</text:p>
        <text:p text:style-name="P13"/>
        <text:p text:style-name="P14"><text:span text:style-name="T20">public</text:span><text:span text:style-name="T21">:</text:span></text:p>
        <text:p text:style-name="P14"><text:span text:style-name="T21"><text:tab/></text:span><text:span text:style-name="T20">List</text:span><text:span text:style-name="T21">(size_t); // конструктор</text:span></text:p>
        <text:p text:style-name="P14"><text:span text:style-name="T21"><text:tab/></text:span><text:span text:style-name="T20">~List</text:span><text:span text:style-name="T21">(); // деструктор</text:span></text:p>
        <text:p text:style-name="P14"><text:span text:style-name="T21"><text:tab/>size_t </text:span><text:span text:style-name="T20">get_size</text:span><text:span text:style-name="T21">(); // + опрос размера списка</text:span></text:p>
        <text:p text:style-name="P14"><text:span text:style-name="T21"><text:tab/></text:span><text:span text:style-name="T20">void</text:span><text:span text:style-name="T21"> </text:span><text:span text:style-name="T20">clean</text:span><text:span text:style-name="T21">(); // + очистка списка</text:span></text:p>
        <text:p text:style-name="P14"><text:span text:style-name="T21"><text:tab/></text:span><text:span text:style-name="T20">bool</text:span><text:span text:style-name="T21"> </text:span><text:span text:style-name="T20">is_empty</text:span><text:span text:style-name="T21">(); // + проверка списка на пустоту</text:span></text:p>
        <text:p text:style-name="P14"><text:span text:style-name="T21"><text:tab/></text:span><text:span text:style-name="T20">void</text:span><text:span text:style-name="T21"> </text:span><text:span text:style-name="T20">insert</text:span><text:span text:style-name="T21">(</text:span><text:span text:style-name="T20">const</text:span><text:span text:style-name="T21"> </text:span><text:span text:style-name="T20">T</text:span><text:span text:style-name="T21"> &amp;); // + включение нового значения</text:span></text:p>
        <text:p text:style-name="P14"><text:span text:style-name="T21"><text:tab/>size_t </text:span><text:span text:style-name="T20">get_storage_size</text:span><text:span text:style-name="T21">(); // максимальный размер списка</text:span></text:p>
        <text:p text:style-name="P14"><text:span text:style-name="T21"><text:tab/></text:span><text:span text:style-name="T20">T</text:span><text:span text:style-name="T21"> </text:span><text:span text:style-name="T20">get_value_by_number</text:span><text:span text:style-name="T21">(size_t n){</text:span></text:p>
        <text:p text:style-name="P14"><text:span text:style-name="T21"><text:tab/><text:tab/></text:span><text:span text:style-name="T20">return</text:span><text:span text:style-name="T21"> _get_value_by_number(n);</text:span></text:p>
        <text:p text:style-name="P13"><text:tab/>} // + получение значения с заданным номером в списке</text:p>
        <text:p text:style-name="P14"><text:span text:style-name="T21"><text:tab/></text:span><text:span text:style-name="T20">T</text:span><text:span text:style-name="T21"> </text:span><text:span text:style-name="T20">operator[]</text:span><text:span text:style-name="T21">(size_t i) {</text:span></text:p>
        <text:p text:style-name="P14"><text:span text:style-name="T21"><text:tab/><text:tab/></text:span><text:span text:style-name="T20">return</text:span><text:span text:style-name="T21"> </text:span><text:span text:style-name="T20">this</text:span><text:span text:style-name="T21">-&gt;get_value_by_number(i);</text:span></text:p>
        <text:p text:style-name="P13"><text:tab/>}</text:p>
        <text:p text:style-name="P14"><text:span text:style-name="T21"><text:tab/></text:span><text:span text:style-name="T20">bool</text:span><text:span text:style-name="T21"> </text:span><text:span text:style-name="T20">has_value</text:span><text:span text:style-name="T21">(</text:span><text:span text:style-name="T20">const</text:span><text:span text:style-name="T21"> </text:span><text:span text:style-name="T20">T</text:span><text:span text:style-name="T21">&amp; v, size_t *p = NULL); // + опрос наличия заданного значения</text:span></text:p>
        <text:p text:style-name="P14"><text:span text:style-name="T21"><text:tab/></text:span><text:span text:style-name="T20">void</text:span><text:span text:style-name="T21"> </text:span><text:span text:style-name="T20">change_value_by_number</text:span><text:span text:style-name="T21">(</text:span><text:span text:style-name="T20">const</text:span><text:span text:style-name="T21"> size_t n, </text:span><text:span text:style-name="T20">const</text:span><text:span text:style-name="T21"> </text:span><text:span text:style-name="T20">T</text:span><text:span text:style-name="T21">&amp; v){ // + изменение значения с заданным номером в списке</text:span></text:p>
        <text:p text:style-name="P13"><text:tab/><text:tab/>_get_value_by_number(n) = v;</text:p>
        <text:p text:style-name="P13"><text:tab/>}</text:p>
        <text:p text:style-name="P13"/>
        <text:p text:style-name="P14"><text:span text:style-name="T21"><text:tab/>size_t </text:span><text:span text:style-name="T20">get_value_position</text:span><text:span text:style-name="T21">(</text:span><text:span text:style-name="T20">const</text:span><text:span text:style-name="T21"> </text:span><text:span text:style-name="T20">T</text:span><text:span text:style-name="T21">&amp; v){ // + получение позиции в списке с заданным значением</text:span></text:p>
        <text:p text:style-name="P13"><text:tab/><text:tab/>size_t p;</text:p>
        <text:p text:style-name="P14"><text:span text:style-name="T21"><text:tab/><text:tab/></text:span><text:span text:style-name="T20">bool</text:span><text:span text:style-name="T21"> hv = has_value(v, &amp;p);</text:span></text:p>
        <text:p text:style-name="P13"/>
        <text:p text:style-name="P14"><text:span text:style-name="T21"><text:tab/><text:tab/></text:span><text:span text:style-name="T20">if</text:span><text:span text:style-name="T21"> (hv)</text:span></text:p>
        <text:p text:style-name="P14"><text:span text:style-name="T21"><text:tab/><text:tab/><text:tab/></text:span><text:span text:style-name="T20">return</text:span><text:span text:style-name="T21"> p;</text:span></text:p>
        <text:p text:style-name="P14"><text:span text:style-name="T21"><text:tab/><text:tab/></text:span><text:span text:style-name="T20">else</text:span></text:p>
        <text:p text:style-name="P14"><text:span text:style-name="T21"><text:tab/><text:tab/><text:tab/></text:span><text:span text:style-name="T20">throw</text:span><text:span text:style-name="T21"> "Нет такого значения";</text:span></text:p>
        <text:p text:style-name="P13"><text:tab/>}</text:p>
        <text:p text:style-name="P13"/>
        <text:p text:style-name="P14"><text:soft-page-break/><text:span text:style-name="T21"><text:tab/></text:span><text:span text:style-name="T20">void</text:span><text:span text:style-name="T21"> </text:span><text:span text:style-name="T20">insert</text:span><text:span text:style-name="T21">(size_t, </text:span><text:span text:style-name="T20">const</text:span><text:span text:style-name="T21"> </text:span><text:span text:style-name="T20">T</text:span><text:span text:style-name="T21">&amp;); // + включение нового значения в позицию с заданным номером</text:span></text:p>
        <text:p text:style-name="P14"><text:span text:style-name="T21"><text:tab/></text:span><text:span text:style-name="T20">void</text:span><text:span text:style-name="T21"> </text:span><text:span text:style-name="T20">delete_by_value</text:span><text:span text:style-name="T21">(</text:span><text:span text:style-name="T20">const</text:span><text:span text:style-name="T21"> </text:span><text:span text:style-name="T20">T</text:span><text:span text:style-name="T21">&amp;); // + удаление заданного значения из списка</text:span></text:p>
        <text:p text:style-name="P14"><text:span text:style-name="T21"><text:tab/>std::string </text:span><text:span text:style-name="T20">to_string</text:span><text:span text:style-name="T21">();</text:span></text:p>
        <text:p text:style-name="P14"><text:span text:style-name="T21"><text:tab/></text:span><text:span text:style-name="T20">void</text:span><text:span text:style-name="T21"> </text:span><text:span text:style-name="T20">delete_by_number</text:span><text:span text:style-name="T21">(size_t); // + <text:s/>удаление значения из позиции с заданным номером</text:span></text:p>
        <text:p text:style-name="P14"><text:span text:style-name="T21"><text:tab/>size_t </text:span><text:span text:style-name="T20">get_seek_num</text:span><text:span text:style-name="T21">() { </text:span><text:span text:style-name="T20">return</text:span><text:span text:style-name="T21"> seek_num; }</text:span></text:p>
        <text:p text:style-name="P13"/>
        <text:p text:style-name="P14"><text:span text:style-name="T21"><text:tab/></text:span><text:span text:style-name="T20">class</text:span><text:span text:style-name="T21"> Iterator {</text:span></text:p>
        <text:p text:style-name="P14"><text:span text:style-name="T21"><text:tab/><text:tab/>List&lt;</text:span><text:span text:style-name="T20">T</text:span><text:span text:style-name="T21">&gt; *l;</text:span></text:p>
        <text:p text:style-name="P13"><text:tab/><text:tab/>size_t current_index;</text:p>
        <text:p text:style-name="P13"><text:tab/><text:tab/>size_t position_counter;</text:p>
        <text:p text:style-name="P14"><text:span text:style-name="T21"><text:tab/></text:span><text:span text:style-name="T20">public</text:span><text:span text:style-name="T21">:</text:span></text:p>
        <text:p text:style-name="P14"><text:span text:style-name="T21"><text:tab/><text:tab/></text:span><text:span text:style-name="T20">Iterator</text:span><text:span text:style-name="T21">(List&lt;</text:span><text:span text:style-name="T20">T</text:span><text:span text:style-name="T21">&gt; *);</text:span></text:p>
        <text:p text:style-name="P14"><text:span text:style-name="T21"><text:tab/><text:tab/></text:span><text:span text:style-name="T20">void</text:span><text:span text:style-name="T21"> </text:span><text:span text:style-name="T20">begin</text:span><text:span text:style-name="T21">(); // + установка итератора на первый элемент списка</text:span></text:p>
        <text:p text:style-name="P14"><text:span text:style-name="T21"><text:tab/><text:tab/></text:span><text:span text:style-name="T20">void</text:span><text:span text:style-name="T21"> </text:span><text:span text:style-name="T20">next</text:span><text:span text:style-name="T21">(); // + переход к следующему значению в списке</text:span></text:p>
        <text:p text:style-name="P14"><text:span text:style-name="T21"><text:tab/><text:tab/></text:span><text:span text:style-name="T20">T</text:span><text:span text:style-name="T21">&amp; </text:span><text:span text:style-name="T20">get_current_value</text:span><text:span text:style-name="T21">(); // доступ к данным текущего элемента</text:span></text:p>
        <text:p text:style-name="P14"><text:span text:style-name="T21"><text:tab/><text:tab/></text:span><text:span text:style-name="T20">T</text:span><text:span text:style-name="T21">&amp; </text:span><text:span text:style-name="T20">operator*</text:span><text:span text:style-name="T21">(); // + доступ к данным текущего элемента</text:span></text:p>
        <text:p text:style-name="P14"><text:span text:style-name="T21"><text:tab/><text:tab/></text:span><text:span text:style-name="T20">bool</text:span><text:span text:style-name="T21"> </text:span><text:span text:style-name="T20">in_begin</text:span><text:span text:style-name="T21">(); // итератор в начале</text:span></text:p>
        <text:p text:style-name="P14"><text:span text:style-name="T21"><text:tab/><text:tab/></text:span><text:span text:style-name="T20">bool</text:span><text:span text:style-name="T21"> </text:span><text:span text:style-name="T20">in_end</text:span><text:span text:style-name="T21">();</text:span></text:p>
        <text:p text:style-name="P14"><text:span text:style-name="T21"><text:tab/><text:tab/></text:span><text:span text:style-name="T20">bool</text:span><text:span text:style-name="T21"> </text:span><text:span text:style-name="T20">in_boundary</text:span><text:span text:style-name="T21">(); // + проверка состояния итератора</text:span></text:p>
        <text:p text:style-name="P14"><text:span text:style-name="T21"><text:tab/><text:tab/>size_t </text:span><text:span text:style-name="T20">get_current_position</text:span><text:span text:style-name="T21">() {</text:span></text:p>
        <text:p text:style-name="P14"><text:span text:style-name="T21"><text:tab/><text:tab/><text:tab/></text:span><text:span text:style-name="T20">return</text:span><text:span text:style-name="T21"> position_counter;</text:span></text:p>
        <text:p text:style-name="P13"><text:tab/><text:tab/>}</text:p>
        <text:p text:style-name="P14"><text:span text:style-name="T21"><text:tab/><text:tab/>size_t </text:span><text:span text:style-name="T20">get_current_index</text:span><text:span text:style-name="T21">() {</text:span></text:p>
        <text:p text:style-name="P14"><text:span text:style-name="T21"><text:tab/><text:tab/><text:tab/></text:span><text:span text:style-name="T20">return</text:span><text:span text:style-name="T21"> current_index;</text:span></text:p>
        <text:p text:style-name="P13"><text:tab/><text:tab/>}</text:p>
        <text:p text:style-name="P13"><text:tab/>};</text:p>
        <text:p text:style-name="P14"><text:span text:style-name="T21"><text:tab/></text:span><text:span text:style-name="T20">friend</text:span><text:span text:style-name="T21"> </text:span><text:span text:style-name="T20">class</text:span><text:span text:style-name="T21"> Iterator;</text:span></text:p>
        <text:p text:style-name="P13">};</text:p>
        <text:p text:style-name="P13"/>
        <text:p text:style-name="P13">// Определение методов класса Iterator</text:p>
        <text:p text:style-name="P14"><text:span text:style-name="T22">template</text:span><text:span text:style-name="T23"> &lt;</text:span><text:span text:style-name="T22">typename</text:span><text:span text:style-name="T23"> </text:span><text:span text:style-name="T22">T</text:span><text:span text:style-name="T23">&gt; </text:span><text:span text:style-name="T22">List&lt;T&gt;::Iterator::Iterator</text:span><text:span text:style-name="T23">(List&lt;</text:span><text:span text:style-name="T22">T</text:span><text:span text:style-name="T23">&gt; *ptr) : l(ptr){</text:span></text:p>
        <text:p text:style-name="P14"><text:span text:style-name="T21"><text:tab/></text:span><text:span text:style-name="T20">this</text:span><text:span text:style-name="T21">-&gt;begin()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Iterator::begin</text:span><text:span text:style-name="T21">(){</text:span></text:p>
        <text:p text:style-name="P13"><text:tab/>current_index = l-&gt;head_index;</text:p>
        <text:p text:style-name="P13"><text:tab/>position_counter = 0;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Iterator::next</text:span><text:span text:style-name="T21">(){</text:span></text:p>
        <text:p text:style-name="P13"><text:tab/>position_counter++;</text:p>
        <text:p text:style-name="P14"><text:span text:style-name="T21"><text:tab/></text:span><text:span text:style-name="T20">if</text:span><text:span text:style-name="T21"> (in_boundary()) {</text:span></text:p>
        <text:p text:style-name="P13"><text:tab/><text:tab/>current_index = l-&gt;index_arr[current_index];</text:p>
        <text:p text:style-name="P14"><text:span text:style-name="T21"><text:tab/>} </text:span><text:span text:style-name="T20">else</text:span><text:span text:style-name="T21"> {</text:span></text:p>
        <text:p text:style-name="P13"><text:tab/><text:tab/>current_index = l-&gt;current_size - 1;</text:p>
        <text:p text:style-name="P14"><text:span text:style-name="T21"><text:tab/><text:tab/></text:span><text:span text:style-name="T20">return</text:span><text:span text:style-name="T21">;</text:span></text:p>
        <text:p text:style-name="P13"><text:tab/>}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T</text:span><text:span text:style-name="T21">&amp; </text:span><text:span text:style-name="T20">List&lt;T&gt;::Iterator::get_current_value</text:span><text:span text:style-name="T21">(){</text:span></text:p>
        <text:p text:style-name="P14"><text:span text:style-name="T21"><text:tab/></text:span><text:span text:style-name="T20">if</text:span><text:span text:style-name="T21"> (l-&gt;is_empty())</text:span></text:p>
        <text:p text:style-name="P14"><text:span text:style-name="T21"><text:tab/><text:tab/></text:span><text:span text:style-name="T20">throw</text:span><text:span text:style-name="T21"> "Список пуст";</text:span></text:p>
        <text:p text:style-name="P14"><text:span text:style-name="T21"><text:tab/></text:span><text:span text:style-name="T20">return</text:span><text:span text:style-name="T21"> l-&gt;arr[current_index]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T</text:span><text:span text:style-name="T21">&amp; </text:span><text:span text:style-name="T20">List&lt;T&gt;::Iterator::operator*</text:span><text:span text:style-name="T21">(){</text:span></text:p>
        <text:p text:style-name="P14"><text:span text:style-name="T21"><text:tab/></text:span><text:span text:style-name="T20">return</text:span><text:span text:style-name="T21"> get_current_value()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bool</text:span><text:span text:style-name="T21"> </text:span><text:span text:style-name="T20">List&lt;T&gt;::Iterator::in_begin</text:span><text:span text:style-name="T21">(){</text:span></text:p>
        <text:p text:style-name="P14"><text:span text:style-name="T21"><text:tab/></text:span><text:span text:style-name="T20">if</text:span><text:span text:style-name="T21"> (current_index == l-&gt;head_index)</text:span></text:p>
        <text:p text:style-name="P14"><text:soft-page-break/><text:span text:style-name="T21"><text:tab/><text:tab/></text:span><text:span text:style-name="T20">return</text:span><text:span text:style-name="T21"> </text:span><text:span text:style-name="T20">true</text:span><text:span text:style-name="T21">;</text:span></text:p>
        <text:p text:style-name="P14"><text:span text:style-name="T21"><text:tab/></text:span><text:span text:style-name="T20">else</text:span></text:p>
        <text:p text:style-name="P14"><text:span text:style-name="T21"><text:tab/><text:tab/></text:span><text:span text:style-name="T20">return</text:span><text:span text:style-name="T21"> </text:span><text:span text:style-name="T20">false</text:span><text:span text:style-name="T21">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bool</text:span><text:span text:style-name="T21"> </text:span><text:span text:style-name="T20">List&lt;T&gt;::Iterator::in_end</text:span><text:span text:style-name="T21">(){</text:span></text:p>
        <text:p text:style-name="P14"><text:span text:style-name="T21"><text:tab/></text:span><text:span text:style-name="T20">if</text:span><text:span text:style-name="T21"> ((l-&gt;get_size() - 1) == </text:span><text:span text:style-name="T20">this</text:span><text:span text:style-name="T21">-&gt;position_counter)</text:span></text:p>
        <text:p text:style-name="P14"><text:span text:style-name="T21"><text:tab/><text:tab/></text:span><text:span text:style-name="T20">return</text:span><text:span text:style-name="T21"> </text:span><text:span text:style-name="T20">true</text:span><text:span text:style-name="T21">;</text:span></text:p>
        <text:p text:style-name="P14"><text:span text:style-name="T21"><text:tab/></text:span><text:span text:style-name="T20">else</text:span></text:p>
        <text:p text:style-name="P14"><text:span text:style-name="T21"><text:tab/><text:tab/></text:span><text:span text:style-name="T20">return</text:span><text:span text:style-name="T21"> </text:span><text:span text:style-name="T20">false</text:span><text:span text:style-name="T21">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bool</text:span><text:span text:style-name="T21"> </text:span><text:span text:style-name="T20">List&lt;T&gt;::Iterator::in_boundary</text:span><text:span text:style-name="T21">(){</text:span></text:p>
        <text:p text:style-name="P14"><text:span text:style-name="T21"><text:tab/></text:span><text:span text:style-name="T20">if</text:span><text:span text:style-name="T21"> (position_counter &lt; l-&gt;current_size)</text:span></text:p>
        <text:p text:style-name="P14"><text:span text:style-name="T21"><text:tab/><text:tab/></text:span><text:span text:style-name="T20">return</text:span><text:span text:style-name="T21"> </text:span><text:span text:style-name="T20">true</text:span><text:span text:style-name="T21">;</text:span></text:p>
        <text:p text:style-name="P14"><text:span text:style-name="T21"><text:tab/></text:span><text:span text:style-name="T20">else</text:span></text:p>
        <text:p text:style-name="P14"><text:span text:style-name="T21"><text:tab/><text:tab/></text:span><text:span text:style-name="T20">return</text:span><text:span text:style-name="T21"> </text:span><text:span text:style-name="T20">false</text:span><text:span text:style-name="T21">;</text:span></text:p>
        <text:p text:style-name="P13">}</text:p>
        <text:p text:style-name="P13"/>
        <text:p text:style-name="P13">// Определение методов класса List</text:p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List&lt;T&gt;::List</text:span><text:span text:style-name="T21">(size_t init_size) {</text:span></text:p>
        <text:p text:style-name="P13"><text:tab/>storage_size = init_size;</text:p>
        <text:p text:style-name="P14"><text:span text:style-name="T21"><text:tab/>arr = </text:span><text:span text:style-name="T20">new</text:span><text:span text:style-name="T21"> </text:span><text:span text:style-name="T20">T</text:span><text:span text:style-name="T21">[storage_size];</text:span></text:p>
        <text:p text:style-name="P14"><text:span text:style-name="T21"><text:tab/>index_arr = </text:span><text:span text:style-name="T20">new</text:span><text:span text:style-name="T21"> size_t[storage_size];</text:span></text:p>
        <text:p text:style-name="P13"/>
        <text:p text:style-name="P13"><text:tab/>clean();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List&lt;T&gt;::~List</text:span><text:span text:style-name="T21">() {</text:span></text:p>
        <text:p text:style-name="P14"><text:span text:style-name="T21"><text:tab/></text:span><text:span text:style-name="T20">delete</text:span><text:span text:style-name="T21"> [] arr;</text:span></text:p>
        <text:p text:style-name="P14"><text:span text:style-name="T21"><text:tab/></text:span><text:span text:style-name="T20">delete</text:span><text:span text:style-name="T21"> [] index_arr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size_t </text:span><text:span text:style-name="T20">List&lt;T&gt;::get_size</text:span><text:span text:style-name="T21">() {</text:span></text:p>
        <text:p text:style-name="P14"><text:span text:style-name="T21"><text:tab/></text:span><text:span text:style-name="T20">return</text:span><text:span text:style-name="T21"> </text:span><text:span text:style-name="T20">this</text:span><text:span text:style-name="T21">-&gt;current_size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clean</text:span><text:span text:style-name="T21">(){</text:span></text:p>
        <text:p text:style-name="P13"><text:tab/>free_index = 0;</text:p>
        <text:p text:style-name="P13"><text:tab/>seek_num = 0;</text:p>
        <text:p text:style-name="P13"/>
        <text:p text:style-name="P13"><text:tab/>/* Размечаем индексы свободных элементов */</text:p>
        <text:p text:style-name="P14"><text:span text:style-name="T21"><text:tab/></text:span><text:span text:style-name="T20">for</text:span><text:span text:style-name="T21">(size_t i = 0; i &lt; storage_size - 1; i++) {</text:span></text:p>
        <text:p text:style-name="P13"><text:tab/><text:tab/>index_arr[i] = i + 1;</text:p>
        <text:p text:style-name="P13"><text:tab/><text:tab/>seek_num++;</text:p>
        <text:p text:style-name="P13"><text:tab/>}</text:p>
        <text:p text:style-name="P13"/>
        <text:p text:style-name="P13"><text:tab/>current_size = 0;</text:p>
        <text:p text:style-name="P13"><text:tab/>head_index = 0;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bool</text:span><text:span text:style-name="T21"> </text:span><text:span text:style-name="T20">List&lt;T&gt;::is_empty</text:span><text:span text:style-name="T21">(){</text:span></text:p>
        <text:p text:style-name="P14"><text:span text:style-name="T21"><text:tab/></text:span><text:span text:style-name="T20">return</text:span><text:span text:style-name="T21"> </text:span><text:span text:style-name="T20">this</text:span><text:span text:style-name="T21">-&gt;current_size == 0 ? </text:span><text:span text:style-name="T20">true</text:span><text:span text:style-name="T21"> : </text:span><text:span text:style-name="T20">false</text:span><text:span text:style-name="T21">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insert</text:span><text:span text:style-name="T21">(</text:span><text:span text:style-name="T20">const</text:span><text:span text:style-name="T21"> </text:span><text:span text:style-name="T20">T</text:span><text:span text:style-name="T21"> &amp;v){</text:span></text:p>
        <text:p text:style-name="P13"/>
        <text:p text:style-name="P13"><text:tab/>_have_more_one_place();</text:p>
        <text:p text:style-name="P13"><text:tab/>seek_num = 0;</text:p>
        <text:p text:style-name="P13"/>
        <text:p text:style-name="P13"><text:tab/>size_t next_free_index = index_arr[free_index];</text:p>
        <text:p text:style-name="P13"/>
        <text:p text:style-name="P14"><text:span text:style-name="T21"><text:tab/></text:span><text:span text:style-name="T20">if</text:span><text:span text:style-name="T21"> (is_empty()) {</text:span></text:p>
        <text:p text:style-name="P13"><text:tab/><text:tab/>head_index = 0;</text:p>
        <text:p text:style-name="P14"><text:soft-page-break/><text:span text:style-name="T21"><text:tab/>} </text:span><text:span text:style-name="T20">else</text:span><text:span text:style-name="T21"> {</text:span></text:p>
        <text:p text:style-name="P13"/>
        <text:p text:style-name="P14"><text:span text:style-name="T21"><text:tab/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4"><text:span text:style-name="T21"><text:tab/><text:tab/></text:span><text:span text:style-name="T20">for</text:span><text:span text:style-name="T21">(i.begin(); !i.in_end(); i.next(), seek_num++);</text:span></text:p>
        <text:p text:style-name="P13"/>
        <text:p text:style-name="P13"><text:tab/><text:tab/>index_arr[i.get_current_index()] = free_index;</text:p>
        <text:p text:style-name="P13"><text:tab/>}</text:p>
        <text:p text:style-name="P13"/>
        <text:p text:style-name="P13"><text:tab/>arr[free_index] = v;</text:p>
        <text:p text:style-name="P13"><text:tab/>current_size++;</text:p>
        <text:p text:style-name="P13"/>
        <text:p text:style-name="P13"><text:tab/>free_index = next_free_index;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size_t </text:span><text:span text:style-name="T20">List&lt;T&gt;::get_storage_size</text:span><text:span text:style-name="T21">(){</text:span></text:p>
        <text:p text:style-name="P14"><text:span text:style-name="T21"><text:tab/></text:span><text:span text:style-name="T20">return</text:span><text:span text:style-name="T21"> storage_size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T</text:span><text:span text:style-name="T21">&amp; </text:span><text:span text:style-name="T20">List&lt;T&gt;::_get_value_by_number</text:span><text:span text:style-name="T21">(size_t n){</text:span></text:p>
        <text:p text:style-name="P13"/>
        <text:p text:style-name="P13"><text:tab/>_validate_index(n);</text:p>
        <text:p text:style-name="P13"><text:tab/>seek_num = 0;</text:p>
        <text:p text:style-name="P13"/>
        <text:p text:style-name="P14"><text:span text:style-name="T21"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4"><text:span text:style-name="T21"><text:tab/></text:span><text:span text:style-name="T20">for</text:span><text:span text:style-name="T21">(i.begin(); i.get_current_position() &lt; n; i.next(), seek_num++);</text:span></text:p>
        <text:p text:style-name="P13"/>
        <text:p text:style-name="P14"><text:span text:style-name="T21"><text:tab/></text:span><text:span text:style-name="T20">return</text:span><text:span text:style-name="T21"> *i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bool</text:span><text:span text:style-name="T21"> </text:span><text:span text:style-name="T20">List&lt;T&gt;::has_value</text:span><text:span text:style-name="T21">(</text:span><text:span text:style-name="T20">const</text:span><text:span text:style-name="T21"> </text:span><text:span text:style-name="T20">T</text:span><text:span text:style-name="T21">&amp; v, size_t *p){ // by default p = NULL</text:span></text:p>
        <text:p text:style-name="P14"><text:span text:style-name="T21"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3"/>
        <text:p text:style-name="P13"><text:tab/>seek_num = 0;</text:p>
        <text:p text:style-name="P13"/>
        <text:p text:style-name="P14"><text:span text:style-name="T21"><text:tab/></text:span><text:span text:style-name="T20">for</text:span><text:span text:style-name="T21">(i.begin(); i.in_boundary(); i.next(), seek_num++)</text:span></text:p>
        <text:p text:style-name="P14"><text:span text:style-name="T21"><text:tab/><text:tab/></text:span><text:span text:style-name="T20">if</text:span><text:span text:style-name="T21"> (*i == v) {</text:span></text:p>
        <text:p text:style-name="P14"><text:span text:style-name="T21"><text:tab/><text:tab/><text:tab/></text:span><text:span text:style-name="T20">if</text:span><text:span text:style-name="T21">(p != NULL) {</text:span></text:p>
        <text:p text:style-name="P13"><text:tab/><text:tab/><text:tab/><text:tab/>*p = i.get_current_position();</text:p>
        <text:p text:style-name="P13"><text:tab/><text:tab/><text:tab/>}</text:p>
        <text:p text:style-name="P14"><text:span text:style-name="T21"><text:tab/><text:tab/><text:tab/></text:span><text:span text:style-name="T20">return</text:span><text:span text:style-name="T21"> </text:span><text:span text:style-name="T20">true</text:span><text:span text:style-name="T21">;</text:span></text:p>
        <text:p text:style-name="P13"><text:tab/><text:tab/>}</text:p>
        <text:p text:style-name="P13"/>
        <text:p text:style-name="P14"><text:span text:style-name="T21"><text:tab/></text:span><text:span text:style-name="T20">return</text:span><text:span text:style-name="T21"> </text:span><text:span text:style-name="T20">false</text:span><text:span text:style-name="T21">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insert</text:span><text:span text:style-name="T21">(size_t p, </text:span><text:span text:style-name="T20">const</text:span><text:span text:style-name="T21"> </text:span><text:span text:style-name="T20">T</text:span><text:span text:style-name="T21">&amp; v) {</text:span></text:p>
        <text:p text:style-name="P13"/>
        <text:p text:style-name="P13"><text:tab/>_have_more_one_place(); // имеет еще одно место в хранилище для добавления элемента?</text:p>
        <text:p text:style-name="P14"><text:span text:style-name="T21"><text:tab/>_validate_index(p, </text:span><text:span text:style-name="T20">true</text:span><text:span text:style-name="T21">); // индекс нормальный?</text:span></text:p>
        <text:p text:style-name="P13"/>
        <text:p text:style-name="P13"><text:tab/>seek_num = 0;</text:p>
        <text:p text:style-name="P13"/>
        <text:p text:style-name="P14"><text:span text:style-name="T21"><text:tab/></text:span><text:span text:style-name="T20">if</text:span><text:span text:style-name="T21">(p == 0) { // insert to begin</text:span></text:p>
        <text:p text:style-name="P13"><text:tab/><text:tab/>size_t current_insert_index = free_index;</text:p>
        <text:p text:style-name="P13"><text:tab/><text:tab/>free_index = index_arr[free_index];</text:p>
        <text:p text:style-name="P13"><text:tab/><text:tab/>arr[current_insert_index] = v;</text:p>
        <text:p text:style-name="P13"><text:tab/><text:tab/>index_arr[current_insert_index] = head_index;</text:p>
        <text:p text:style-name="P13"><text:tab/><text:tab/>head_index = current_insert_index;</text:p>
        <text:p text:style-name="P13"/>
        <text:p text:style-name="P13"><text:tab/><text:tab/>current_size++;</text:p>
        <text:p text:style-name="P14"><text:span text:style-name="T21"><text:tab/><text:tab/></text:span><text:span text:style-name="T20">return</text:span><text:span text:style-name="T21">;</text:span></text:p>
        <text:p text:style-name="P14"><text:span text:style-name="T21"><text:tab/>} </text:span><text:span text:style-name="T20">else</text:span><text:span text:style-name="T21"> {</text:span></text:p>
        <text:p text:style-name="P14"><text:soft-page-break/><text:span text:style-name="T21"><text:tab/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4"><text:span text:style-name="T21"><text:tab/><text:tab/></text:span><text:span text:style-name="T20">for</text:span><text:span text:style-name="T21">(i.begin(); i.get_current_position() &lt; (p - 1); i.next(), seek_num++);</text:span></text:p>
        <text:p text:style-name="P13"/>
        <text:p text:style-name="P13"><text:tab/><text:tab/>size_t current_insert_index = free_index;</text:p>
        <text:p text:style-name="P13"><text:tab/><text:tab/>free_index = index_arr[free_index];</text:p>
        <text:p text:style-name="P13"><text:tab/><text:tab/>arr[current_insert_index] = v;</text:p>
        <text:p text:style-name="P13"/>
        <text:p text:style-name="P13"><text:tab/><text:tab/>size_t old_next_index = index_arr[i.get_current_index()];</text:p>
        <text:p text:style-name="P13"><text:tab/><text:tab/>index_arr[i.get_current_index()] = current_insert_index;</text:p>
        <text:p text:style-name="P13"><text:tab/><text:tab/>index_arr[current_insert_index] = old_next_index;</text:p>
        <text:p text:style-name="P13"><text:tab/><text:tab/>current_size++;</text:p>
        <text:p text:style-name="P13"/>
        <text:p text:style-name="P14"><text:span text:style-name="T21"><text:tab/><text:tab/></text:span><text:span text:style-name="T20">return</text:span><text:span text:style-name="T21">;</text:span></text:p>
        <text:p text:style-name="P13"><text:tab/>}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std::string </text:span><text:span text:style-name="T20">List&lt;T&gt;::to_string</text:span><text:span text:style-name="T21">() {</text:span></text:p>
        <text:p text:style-name="P13"><text:tab/>std::stringstream ss;</text:p>
        <text:p text:style-name="P13"/>
        <text:p text:style-name="P13"><text:tab/>seek_num = 0;</text:p>
        <text:p text:style-name="P13"/>
        <text:p text:style-name="P14"><text:span text:style-name="T21"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3"/>
        <text:p text:style-name="P14"><text:span text:style-name="T21"><text:tab/></text:span><text:span text:style-name="T20">for</text:span><text:span text:style-name="T21">(i.begin(); i.in_boundary(); i.next(), seek_num++) {</text:span></text:p>
        <text:p text:style-name="P14"><text:span text:style-name="T21"><text:tab/><text:tab/></text:span><text:span text:style-name="T20">if</text:span><text:span text:style-name="T21"> (i.in_end())</text:span></text:p>
        <text:p text:style-name="P13"><text:tab/><text:tab/><text:tab/>ss &lt;&lt; *i;</text:p>
        <text:p text:style-name="P14"><text:span text:style-name="T21"><text:tab/><text:tab/></text:span><text:span text:style-name="T20">else</text:span></text:p>
        <text:p text:style-name="P13"><text:tab/><text:tab/><text:tab/>ss &lt;&lt; *i &lt;&lt; " ";</text:p>
        <text:p text:style-name="P13"><text:tab/>}</text:p>
        <text:p text:style-name="P13"/>
        <text:p text:style-name="P14"><text:span text:style-name="T21"><text:tab/></text:span><text:span text:style-name="T20">return</text:span><text:span text:style-name="T21"> ss.str();</text:span></text:p>
        <text:p text:style-name="P13">}</text:p>
        <text:p text:style-name="P13"/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delete_by_value</text:span><text:span text:style-name="T21">(</text:span><text:span text:style-name="T20">const</text:span><text:span text:style-name="T21"> </text:span><text:span text:style-name="T20">T</text:span><text:span text:style-name="T21">&amp; v) {</text:span></text:p>
        <text:p text:style-name="P14"><text:span text:style-name="T21"><text:tab/></text:span><text:span text:style-name="T20">if</text:span><text:span text:style-name="T21"> (get_size() == 0)</text:span></text:p>
        <text:p text:style-name="P14"><text:span text:style-name="T21"><text:tab/><text:tab/></text:span><text:span text:style-name="T20">return</text:span><text:span text:style-name="T21">;</text:span></text:p>
        <text:p text:style-name="P13"/>
        <text:p text:style-name="P14"><text:span text:style-name="T21"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3"/>
        <text:p text:style-name="P13"><text:tab/>size_t previous_value_index;</text:p>
        <text:p text:style-name="P13"/>
        <text:p text:style-name="P13"><text:tab/>seek_num = 0;</text:p>
        <text:p text:style-name="P13"/>
        <text:p text:style-name="P14"><text:span text:style-name="T21"><text:tab/></text:span><text:span text:style-name="T20">for</text:span><text:span text:style-name="T21"> (i.begin(); i.in_boundary(); i.next(), seek_num++) {</text:span></text:p>
        <text:p text:style-name="P13"/>
        <text:p text:style-name="P14"><text:span text:style-name="T21"><text:tab/><text:tab/></text:span><text:span text:style-name="T20">if</text:span><text:span text:style-name="T21">(*i == v){</text:span></text:p>
        <text:p text:style-name="P13"/>
        <text:p text:style-name="P14"><text:span text:style-name="T21"><text:tab/><text:tab/><text:tab/></text:span><text:span text:style-name="T20">if</text:span><text:span text:style-name="T21"> (i.in_begin()) {</text:span></text:p>
        <text:p text:style-name="P13"><text:tab/><text:tab/><text:tab/><text:tab/>head_index = index_arr[i.get_current_index()];</text:p>
        <text:p text:style-name="P14"><text:span text:style-name="T21"><text:tab/><text:tab/><text:tab/>} </text:span><text:span text:style-name="T20">else</text:span><text:span text:style-name="T21"> {</text:span></text:p>
        <text:p text:style-name="P13"><text:tab/><text:tab/><text:tab/><text:tab/>index_arr[previous_value_index] = index_arr[i.get_current_index()];</text:p>
        <text:p text:style-name="P13"><text:tab/><text:tab/><text:tab/>}</text:p>
        <text:p text:style-name="P13"/>
        <text:p text:style-name="P13"><text:tab/><text:tab/><text:tab/>index_arr[i.get_current_index()] = free_index;</text:p>
        <text:p text:style-name="P13"><text:tab/><text:tab/><text:tab/>free_index = i.get_current_index();</text:p>
        <text:p text:style-name="P13"><text:tab/><text:tab/><text:tab/>current_size--;</text:p>
        <text:p text:style-name="P13"/>
        <text:p text:style-name="P14"><text:span text:style-name="T21"><text:tab/><text:tab/><text:tab/></text:span><text:span text:style-name="T20">break</text:span><text:span text:style-name="T21">;</text:span></text:p>
        <text:p text:style-name="P13"><text:tab/><text:tab/>}</text:p>
        <text:p text:style-name="P13"/>
        <text:p text:style-name="P13"><text:tab/><text:tab/>previous_value_index = i.get_current_index();</text:p>
        <text:p text:style-name="P13"><text:soft-page-break/></text:p>
        <text:p text:style-name="P13"><text:tab/>}</text:p>
        <text:p text:style-name="P13"/>
        <text:p text:style-name="P14"><text:span text:style-name="T21"><text:tab/></text:span><text:span text:style-name="T20">return</text:span><text:span text:style-name="T21">;</text:span></text:p>
        <text:p text:style-name="P13">}</text:p>
        <text:p text:style-name="P13"/>
        <text:p text:style-name="P14"><text:span text:style-name="T20">template</text:span><text:span text:style-name="T21"> &lt;</text:span><text:span text:style-name="T20">typename</text:span><text:span text:style-name="T21"> </text:span><text:span text:style-name="T20">T</text:span><text:span text:style-name="T21">&gt; </text:span><text:span text:style-name="T20">void</text:span><text:span text:style-name="T21"> </text:span><text:span text:style-name="T20">List&lt;T&gt;::delete_by_number</text:span><text:span text:style-name="T21">(size_t p) {</text:span></text:p>
        <text:p text:style-name="P13"/>
        <text:p text:style-name="P13"><text:tab/>_validate_index(p);</text:p>
        <text:p text:style-name="P13"/>
        <text:p text:style-name="P14"><text:span text:style-name="T21"><text:tab/>List&lt;</text:span><text:span text:style-name="T20">T</text:span><text:span text:style-name="T21">&gt;::Iterator i(</text:span><text:span text:style-name="T20">this</text:span><text:span text:style-name="T21">);</text:span></text:p>
        <text:p text:style-name="P13"/>
        <text:p text:style-name="P13"><text:tab/>i.begin();</text:p>
        <text:p text:style-name="P13"/>
        <text:p text:style-name="P13"><text:tab/>seek_num = 0;</text:p>
        <text:p text:style-name="P13"/>
        <text:p text:style-name="P14"><text:span text:style-name="T21"><text:tab/></text:span><text:span text:style-name="T20">if</text:span><text:span text:style-name="T21"> (p == 0) {</text:span></text:p>
        <text:p text:style-name="P13"><text:tab/><text:tab/>head_index = index_arr[i.get_current_index()];</text:p>
        <text:p text:style-name="P14"><text:span text:style-name="T21"><text:tab/>} </text:span><text:span text:style-name="T20">else</text:span><text:span text:style-name="T21"> {</text:span></text:p>
        <text:p text:style-name="P13"><text:tab/><text:tab/>size_t previous_value_index;</text:p>
        <text:p text:style-name="P14"><text:span text:style-name="T21"><text:tab/><text:tab/></text:span><text:span text:style-name="T20">while</text:span><text:span text:style-name="T21">(i.get_current_position() &lt; p) {</text:span></text:p>
        <text:p text:style-name="P13"><text:tab/><text:tab/><text:tab/>previous_value_index = i.get_current_index();</text:p>
        <text:p text:style-name="P13"><text:tab/><text:tab/><text:tab/>i.next(); seek_num++;</text:p>
        <text:p text:style-name="P13"><text:tab/><text:tab/>}</text:p>
        <text:p text:style-name="P13"><text:tab/><text:tab/>index_arr[previous_value_index] = index_arr[i.get_current_index()];</text:p>
        <text:p text:style-name="P13"><text:tab/>}</text:p>
        <text:p text:style-name="P13"/>
        <text:p text:style-name="P13"><text:tab/>index_arr[i.get_current_index()] = free_index;</text:p>
        <text:p text:style-name="P13"><text:tab/>free_index = i.get_current_index();</text:p>
        <text:p text:style-name="P13"><text:tab/>current_size--;</text:p>
        <text:p text:style-name="P13"/>
        <text:p text:style-name="P14"><text:span text:style-name="T21"><text:tab/></text:span><text:span text:style-name="T20">return</text:span><text:span text:style-name="T21">;</text:span></text:p>
        <text:p text:style-name="P13">}</text:p>
        <text:p text:style-name="P13"/>
        <text:p text:style-name="P39">#endif</text:p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Monospace" svg:font-family="Monospace"/>
    <style:font-face style:name="Symbol" svg:font-family="Symbol"/>
    <style:font-face style:name="Times New Roman1" svg:font-family="'Times New Roman'"/>
    <style:font-face style:name="FreeSerif" svg:font-family="FreeSerif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family="'Times New Roman'" fo:font-size="12pt" fo:language="ru" fo:country="RU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fo:font-size="13pt" fo:font-weight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0cm" fo:line-height="87%" fo:text-align="justify" style:justify-single-word="false" fo:text-indent="0.7cm" style:auto-text-indent="false"/>
      <style:text-properties fo:font-size="11pt"/>
    </style:style>
    <style:style style:name="Пункт" style:family="paragraph" style:next-style-name="Standard">
      <style:paragraph-properties fo:margin-top="0.635cm" fo:margin-bottom="0.212cm" style:contextual-spacing="false" fo:orphans="2" fo:widows="2"/>
      <style:text-properties style:font-name="Times New Roman1" fo:font-family="'Times New Roman'" fo:font-size="14pt" fo:language="ru" fo:country="RU" fo:font-weight="bold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ru" fo:country="RU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line-height="89%" fo:text-align="justify" style:justify-single-word="false" fo:text-indent="0.7cm" style:auto-text-indent="false"/>
    </style:style>
    <style:style style:name="Титул" style:family="paragraph">
      <style:paragraph-properties fo:margin-left="8.571cm" fo:margin-right="0cm" fo:margin-top="0.212cm" fo:margin-bottom="0cm" style:contextual-spacing="false" fo:orphans="2" fo:widows="2" fo:text-indent="0cm" style:auto-text-indent="false"/>
      <style:text-properties style:font-name="Times New Roman1" fo:font-family="'Times New Roman'" fo:font-size="14pt" fo:language="ru" fo:country="RU" fo:font-weight="bold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WW8Num2z0_5f_text" style:display-name="WW8Num2z0_text" style:family="text">
      <style:text-properties style:font-name="Symbol" fo:font-family="Symbol"/>
    </style:style>
    <style:style style:name="WW8Num3z0_5f_text" style:display-name="WW8Num3z0_text" style:family="text">
      <style:text-properties style:font-name="Symbol" fo:font-family="Symbol"/>
    </style:style>
    <style:style style:name="WW8Num5z0_5f_text" style:display-name="WW8Num5z0_text" style:family="text">
      <style:text-properties fo:font-size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-=-</meta:initial-creator>
    <dc:creator>Egor Lutohin</dc:creator>
    <meta:creation-date>2011-01-30T17:24:00</meta:creation-date>
    <dc:date>2014-03-02T00:03:28.082861901</dc:date>
    <meta:editing-duration>PT22H45M22S</meta:editing-duration>
    <meta:editing-cycles>8</meta:editing-cycles>
    <meta:document-statistic meta:table-count="1" meta:image-count="0" meta:object-count="1" meta:page-count="14" meta:paragraph-count="557" meta:word-count="2378" meta:character-count="18170" meta:non-whitespace-character-count="156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569cm" svg:y="3.702cm" style:legend-expansion="high" chart:style-name="ch2"/>
        <chart:plot-area chart:style-name="ch3" chart:data-source-has-labels="both" svg:x="0.769cm" svg:y="0.851cm" svg:width="12.162cm" svg:height="7.549cm">
          <chartooo:coordinate-region svg:x="1.946cm" svg:y="1.05cm" svg:width="10.52cm" svg:height="6.70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arch</text:p>
              </table:table-cell>
              <table:table-cell office:value-type="string">
                <text:p>Insert</text:p>
              </table:table-cell>
              <table:table-cell office:value-type="string">
                <text:p>Dele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07">
                <text:p>2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82">
                <text:p>28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47">
                <text:p>34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93">
                <text:p>39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61">
                <text:p>46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543">
                <text:p>5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597">
                <text:p>59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697">
                <text:p>69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658">
                <text:p>65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724">
                <text:p>72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818">
                <text:p>81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834">
                <text:p>83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939">
                <text:p>93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944">
                <text:p>94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83">
                <text:p>98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1190">
                <text:p>11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1074">
                <text:p>107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1126">
                <text:p>112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22">
                <text:p>122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1193">
                <text:p>119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1289">
                <text:p>128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1285">
                <text:p>128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1296">
                <text:p>129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1480">
                <text:p>148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397">
                <text:p>139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1418">
                <text:p>141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717">
                <text:p>171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1602">
                <text:p>160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1647">
                <text:p>1647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1891">
                <text:p>189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1678">
                <text:p>167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1774">
                <text:p>177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1951">
                <text:p>195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036">
                <text:p>203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176">
                <text:p>2176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226">
                <text:p>2226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1991">
                <text:p>199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199">
                <text:p>2199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079">
                <text:p>2079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170">
                <text:p>217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104">
                <text:p>210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210">
                <text:p>221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368">
                <text:p>2368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2495">
                <text:p>249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468">
                <text:p>2468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2557">
                <text:p>2557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2448">
                <text:p>2448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2526">
                <text:p>2526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2472">
                <text:p>2472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2866">
                <text:p>286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2812">
                <text:p>2812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971">
                <text:p>297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3026">
                <text:p>3026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2912">
                <text:p>291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831">
                <text:p>2831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2988">
                <text:p>298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3083">
                <text:p>308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3114">
                <text:p>3114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3139">
                <text:p>3139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3052">
                <text:p>305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3890">
                <text:p>3890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3676">
                <text:p>3676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3731">
                <text:p>373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3483">
                <text:p>3483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3551">
                <text:p>3551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3572">
                <text:p>3572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3529">
                <text:p>3529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3330">
                <text:p>3330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3742">
                <text:p>3742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4113">
                <text:p>4113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3977">
                <text:p>3977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3710">
                <text:p>371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3753">
                <text:p>3753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4156">
                <text:p>41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4274">
                <text:p>427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4123">
                <text:p>4123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3971">
                <text:p>3971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3930">
                <text:p>3930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4242">
                <text:p>4242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4215">
                <text:p>4215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4383">
                <text:p>4383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4372">
                <text:p>4372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4558">
                <text:p>4558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4289">
                <text:p>428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4579">
                <text:p>4579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4600">
                <text:p>4600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4554">
                <text:p>4554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4743">
                <text:p>4743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4425">
                <text:p>4425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4887">
                <text:p>4887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4761">
                <text:p>4761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4679">
                <text:p>4679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4707">
                <text:p>4707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5071">
                <text:p>507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5114">
                <text:p>5114</text:p>
              </table:table-cell>
              <table:table-cell office:value-type="float" office:value="4837">
                <text:p>4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